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3000002925D1F9AFD.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margin-top="0.212cm" fo:margin-bottom="0cm" loext:contextual-spacing="false" fo:text-align="center" style:justify-single-word="false"/>
    </style:style>
    <style:style style:name="P3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5"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6" style:family="paragraph" style:parent-style-name="Text_20_body">
      <style:paragraph-properties fo:break-before="page"/>
      <style:text-properties officeooo:rsid="0068018e" officeooo:paragraph-rsid="0068018e"/>
    </style:style>
    <style:style style:name="P37" style:family="paragraph" style:parent-style-name="Text_20_body">
      <style:paragraph-properties fo:break-before="page"/>
      <style:text-properties officeooo:rsid="00bf6365" officeooo:paragraph-rsid="00bf6365"/>
    </style:style>
    <style:style style:name="P38" style:family="paragraph" style:parent-style-name="Text_20_body">
      <style:paragraph-properties fo:break-before="page"/>
      <style:text-properties fo:font-weight="bold" officeooo:rsid="00cf102a" officeooo:paragraph-rsid="00cf102a" style:font-weight-asian="bold" style:font-weight-complex="bold"/>
    </style:style>
    <style:style style:name="P39" style:family="paragraph" style:parent-style-name="Text_20_body">
      <style:paragraph-properties fo:break-before="page"/>
      <style:text-properties fo:font-weight="normal" officeooo:rsid="00d056fb" officeooo:paragraph-rsid="00d4a6b5" style:font-weight-asian="normal" style:font-weight-complex="normal"/>
    </style:style>
    <style:style style:name="P40" style:family="paragraph" style:parent-style-name="Text_20_body">
      <style:paragraph-properties fo:break-before="page"/>
      <style:text-properties officeooo:paragraph-rsid="017bb863"/>
    </style:style>
    <style:style style:name="P41" style:family="paragraph" style:parent-style-name="Text_20_body">
      <style:paragraph-properties fo:break-before="page"/>
      <style:text-properties officeooo:rsid="01b86415" officeooo:paragraph-rsid="01b86415"/>
    </style:style>
    <style:style style:name="P42" style:family="paragraph" style:parent-style-name="Text_20_body">
      <style:text-properties officeooo:rsid="0036f7d8" officeooo:paragraph-rsid="0036f7d8"/>
    </style:style>
    <style:style style:name="P43" style:family="paragraph" style:parent-style-name="Text_20_body">
      <style:text-properties officeooo:rsid="0037f2e7" officeooo:paragraph-rsid="0037f2e7"/>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8018e" officeooo:paragraph-rsid="0068018e"/>
    </style:style>
    <style:style style:name="P46" style:family="paragraph" style:parent-style-name="Text_20_body">
      <style:text-properties officeooo:rsid="0068018e" officeooo:paragraph-rsid="00e78163"/>
    </style:style>
    <style:style style:name="P47" style:family="paragraph" style:parent-style-name="Text_20_body">
      <style:text-properties officeooo:rsid="00e81ed5" officeooo:paragraph-rsid="00e81ed5"/>
    </style:style>
    <style:style style:name="P48" style:family="paragraph" style:parent-style-name="Text_20_body">
      <style:text-properties officeooo:rsid="007ed28e" officeooo:paragraph-rsid="007ed28e"/>
    </style:style>
    <style:style style:name="P49" style:family="paragraph" style:parent-style-name="Text_20_body">
      <style:text-properties officeooo:rsid="007ed28e" officeooo:paragraph-rsid="007b1b39"/>
    </style:style>
    <style:style style:name="P50" style:family="paragraph" style:parent-style-name="Text_20_body">
      <style:text-properties officeooo:rsid="007fd5db" officeooo:paragraph-rsid="007fd5db"/>
    </style:style>
    <style:style style:name="P51" style:family="paragraph" style:parent-style-name="Text_20_body">
      <style:text-properties officeooo:rsid="00d056fb" officeooo:paragraph-rsid="00d056fb"/>
    </style:style>
    <style:style style:name="P52" style:family="paragraph" style:parent-style-name="Text_20_body">
      <style:text-properties fo:font-weight="normal" officeooo:rsid="00d056fb" officeooo:paragraph-rsid="0146733c" style:font-weight-asian="normal" style:font-weight-complex="normal"/>
    </style:style>
    <style:style style:name="P53" style:family="paragraph" style:parent-style-name="Text_20_body">
      <style:text-properties fo:font-weight="normal" officeooo:rsid="00d056fb" officeooo:paragraph-rsid="00d66034" style:font-weight-asian="normal" style:font-weight-complex="normal"/>
    </style:style>
    <style:style style:name="P54" style:family="paragraph" style:parent-style-name="Text_20_body">
      <style:text-properties fo:font-weight="normal" officeooo:rsid="00d67596" officeooo:paragraph-rsid="00d67596" style:font-weight-asian="normal" style:font-weight-complex="normal"/>
    </style:style>
    <style:style style:name="P55" style:family="paragraph" style:parent-style-name="Text_20_body">
      <style:text-properties fo:font-weight="normal" officeooo:rsid="0166eac6" officeooo:paragraph-rsid="01685ee9" style:font-weight-asian="normal" style:font-weight-complex="normal"/>
    </style:style>
    <style:style style:name="P56" style:family="paragraph" style:parent-style-name="Text_20_body">
      <style:text-properties fo:font-weight="normal" officeooo:rsid="01685ee9" officeooo:paragraph-rsid="016b1020" style:font-weight-asian="normal" style:font-weight-complex="normal"/>
    </style:style>
    <style:style style:name="P57" style:family="paragraph" style:parent-style-name="Text_20_body">
      <style:text-properties fo:font-weight="normal" officeooo:rsid="01685ee9" officeooo:paragraph-rsid="016c4815" style:font-weight-asian="normal" style:font-weight-complex="normal"/>
    </style:style>
    <style:style style:name="P58"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59"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0"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1"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2" style:family="paragraph" style:parent-style-name="Text_20_body">
      <style:text-properties fo:language="pl" fo:country="PL" officeooo:rsid="010343fd" officeooo:paragraph-rsid="010343fd"/>
    </style:style>
    <style:style style:name="P63" style:family="paragraph" style:parent-style-name="Text_20_body">
      <style:text-properties officeooo:rsid="0151e968" officeooo:paragraph-rsid="0151e968"/>
    </style:style>
    <style:style style:name="P64" style:family="paragraph" style:parent-style-name="Text_20_body">
      <style:text-properties officeooo:rsid="0162f636" officeooo:paragraph-rsid="0162f636"/>
    </style:style>
    <style:style style:name="P65" style:family="paragraph" style:parent-style-name="Text_20_body">
      <style:text-properties style:font-name="Times1" fo:font-size="12pt" officeooo:rsid="01899e15" officeooo:paragraph-rsid="01899e15" style:font-size-asian="10.5pt" style:font-size-complex="12pt"/>
    </style:style>
    <style:style style:name="P66" style:family="paragraph" style:parent-style-name="Text_20_body">
      <style:text-properties style:font-name="Times1" fo:font-size="12pt" officeooo:rsid="01899e15" officeooo:paragraph-rsid="0195fb58" style:font-size-asian="10.5pt" style:font-size-complex="12pt"/>
    </style:style>
    <style:style style:name="P67" style:family="paragraph" style:parent-style-name="Text_20_body">
      <style:text-properties style:font-name="Times1" fo:font-size="12pt" officeooo:rsid="01841730" officeooo:paragraph-rsid="01892274" style:font-size-asian="10.5pt" style:font-size-complex="12pt"/>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bold" officeooo:rsid="00cf102a" officeooo:paragraph-rsid="00cf102a" style:font-weight-asian="bold" style:font-weight-complex="bold"/>
    </style:style>
    <style:style style:name="P70" style:family="paragraph" style:parent-style-name="Text_20_body">
      <style:text-properties fo:font-weight="bold" officeooo:rsid="012d3d04" officeooo:paragraph-rsid="012d3d04" style:font-weight-asian="bold" style:font-weight-complex="bold"/>
    </style:style>
    <style:style style:name="P71" style:family="paragraph" style:parent-style-name="Text_20_body">
      <style:text-properties officeooo:rsid="0087d358" officeooo:paragraph-rsid="0087d358"/>
    </style:style>
    <style:style style:name="P72" style:family="paragraph" style:parent-style-name="Text_20_body">
      <style:text-properties officeooo:paragraph-rsid="004dbcd1"/>
    </style:style>
    <style:style style:name="P73" style:family="paragraph" style:parent-style-name="Text_20_body">
      <style:text-properties officeooo:paragraph-rsid="003c47a0"/>
    </style:style>
    <style:style style:name="P74" style:family="paragraph" style:parent-style-name="Text_20_body">
      <style:text-properties officeooo:rsid="00621c48" officeooo:paragraph-rsid="00bd0a12"/>
    </style:style>
    <style:style style:name="P75" style:family="paragraph" style:parent-style-name="Text_20_body">
      <style:text-properties officeooo:rsid="00621c48" officeooo:paragraph-rsid="00621c48"/>
    </style:style>
    <style:style style:name="P76" style:family="paragraph" style:parent-style-name="Text_20_body">
      <style:text-properties officeooo:rsid="00bd0a12" officeooo:paragraph-rsid="00bd0a12"/>
    </style:style>
    <style:style style:name="P77" style:family="paragraph" style:parent-style-name="Text_20_body">
      <style:text-properties officeooo:rsid="006c3957" officeooo:paragraph-rsid="006c3957"/>
    </style:style>
    <style:style style:name="P78" style:family="paragraph" style:parent-style-name="Text_20_body">
      <style:text-properties officeooo:paragraph-rsid="007b1b39"/>
    </style:style>
    <style:style style:name="P79" style:family="paragraph" style:parent-style-name="Text_20_body">
      <style:text-properties officeooo:rsid="00ea0fba" officeooo:paragraph-rsid="00ea0fba"/>
    </style:style>
    <style:style style:name="P80" style:family="paragraph" style:parent-style-name="Text_20_body">
      <style:text-properties officeooo:rsid="00ebd833" officeooo:paragraph-rsid="00ebd833"/>
    </style:style>
    <style:style style:name="P81" style:family="paragraph" style:parent-style-name="Text_20_body">
      <style:text-properties officeooo:rsid="00d10912" officeooo:paragraph-rsid="00d10912"/>
    </style:style>
    <style:style style:name="P82" style:family="paragraph" style:parent-style-name="Text_20_body">
      <style:text-properties officeooo:paragraph-rsid="00c899e0"/>
    </style:style>
    <style:style style:name="P83" style:family="paragraph" style:parent-style-name="Text_20_body">
      <style:text-properties officeooo:paragraph-rsid="00c9f872"/>
    </style:style>
    <style:style style:name="P84" style:family="paragraph" style:parent-style-name="Text_20_body">
      <style:text-properties officeooo:rsid="00cb145c" officeooo:paragraph-rsid="00cb145c"/>
    </style:style>
    <style:style style:name="P85" style:family="paragraph" style:parent-style-name="Text_20_body">
      <style:text-properties officeooo:paragraph-rsid="00cb9906"/>
    </style:style>
    <style:style style:name="P86" style:family="paragraph" style:parent-style-name="Text_20_body">
      <style:text-properties officeooo:rsid="00d39fdb" officeooo:paragraph-rsid="00d39fdb"/>
    </style:style>
    <style:style style:name="P87"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88" style:family="paragraph" style:parent-style-name="Text_20_body">
      <style:text-properties officeooo:rsid="011726b3" officeooo:paragraph-rsid="011726b3"/>
    </style:style>
    <style:style style:name="P89" style:family="paragraph" style:parent-style-name="Text_20_body">
      <style:text-properties officeooo:paragraph-rsid="013346f7"/>
    </style:style>
    <style:style style:name="P90" style:family="paragraph" style:parent-style-name="Text_20_body">
      <style:text-properties officeooo:rsid="01192ac1" officeooo:paragraph-rsid="01192ac1"/>
    </style:style>
    <style:style style:name="P91" style:family="paragraph" style:parent-style-name="Text_20_body">
      <style:text-properties officeooo:rsid="01192ac1" officeooo:paragraph-rsid="013c5761"/>
    </style:style>
    <style:style style:name="P92" style:family="paragraph" style:parent-style-name="Text_20_body">
      <style:text-properties officeooo:rsid="00e27d43" officeooo:paragraph-rsid="012ff3de"/>
    </style:style>
    <style:style style:name="P93" style:family="paragraph" style:parent-style-name="Text_20_body">
      <style:text-properties officeooo:rsid="00e27d43" officeooo:paragraph-rsid="013692b4"/>
    </style:style>
    <style:style style:name="P94" style:family="paragraph" style:parent-style-name="Text_20_body">
      <style:text-properties officeooo:rsid="00e27d43" officeooo:paragraph-rsid="013b7447"/>
    </style:style>
    <style:style style:name="P95" style:family="paragraph" style:parent-style-name="Text_20_body">
      <style:text-properties officeooo:rsid="00e27d43" officeooo:paragraph-rsid="00e27d43"/>
    </style:style>
    <style:style style:name="P96" style:family="paragraph" style:parent-style-name="Text_20_body">
      <style:text-properties officeooo:rsid="010147b0" officeooo:paragraph-rsid="010147b0"/>
    </style:style>
    <style:style style:name="P97" style:family="paragraph" style:parent-style-name="Text_20_body">
      <style:text-properties officeooo:paragraph-rsid="010147b0"/>
    </style:style>
    <style:style style:name="P98" style:family="paragraph" style:parent-style-name="Text_20_body">
      <style:text-properties style:font-name="Times New Roman" fo:font-size="12pt" officeooo:rsid="010147b0" officeooo:paragraph-rsid="010147b0" style:font-size-asian="10.5pt" style:font-size-complex="12pt"/>
    </style:style>
    <style:style style:name="P99" style:family="paragraph" style:parent-style-name="Text_20_body">
      <style:text-properties officeooo:rsid="0105f167" officeooo:paragraph-rsid="0105f167"/>
    </style:style>
    <style:style style:name="P100" style:family="paragraph" style:parent-style-name="Text_20_body">
      <style:text-properties officeooo:rsid="0106ee25" officeooo:paragraph-rsid="010b545c"/>
    </style:style>
    <style:style style:name="P101" style:family="paragraph" style:parent-style-name="Text_20_body">
      <style:text-properties officeooo:rsid="010cdfc5" officeooo:paragraph-rsid="010cdfc5"/>
    </style:style>
    <style:style style:name="P102" style:family="paragraph" style:parent-style-name="Text_20_body">
      <style:text-properties officeooo:paragraph-rsid="0082c18d"/>
    </style:style>
    <style:style style:name="P103" style:family="paragraph" style:parent-style-name="Text_20_body">
      <style:text-properties officeooo:paragraph-rsid="01503552"/>
    </style:style>
    <style:style style:name="P104" style:family="paragraph" style:parent-style-name="Text_20_body">
      <style:text-properties officeooo:rsid="01506ea5" officeooo:paragraph-rsid="0151e968"/>
    </style:style>
    <style:style style:name="P105" style:family="paragraph" style:parent-style-name="Text_20_body">
      <style:text-properties officeooo:rsid="0152dd9c" officeooo:paragraph-rsid="0152dd9c"/>
    </style:style>
    <style:style style:name="P106" style:family="paragraph" style:parent-style-name="Text_20_body">
      <style:text-properties officeooo:rsid="01545757" officeooo:paragraph-rsid="0155432e"/>
    </style:style>
    <style:style style:name="P107" style:family="paragraph" style:parent-style-name="Text_20_body">
      <style:text-properties officeooo:paragraph-rsid="015b6aaa"/>
    </style:style>
    <style:style style:name="P108" style:family="paragraph" style:parent-style-name="Text_20_body">
      <style:text-properties officeooo:rsid="0164d05d" officeooo:paragraph-rsid="01650c1e"/>
    </style:style>
    <style:style style:name="P109" style:family="paragraph" style:parent-style-name="Text_20_body">
      <style:text-properties officeooo:paragraph-rsid="016c4815"/>
    </style:style>
    <style:style style:name="P110" style:family="paragraph" style:parent-style-name="Text_20_body">
      <style:text-properties officeooo:paragraph-rsid="016eb7e6"/>
    </style:style>
    <style:style style:name="P111" style:family="paragraph" style:parent-style-name="Text_20_body">
      <style:text-properties officeooo:rsid="016ffa02" officeooo:paragraph-rsid="016ffa02"/>
    </style:style>
    <style:style style:name="P112" style:family="paragraph" style:parent-style-name="Text_20_body">
      <style:text-properties officeooo:paragraph-rsid="016ffa02"/>
    </style:style>
    <style:style style:name="P113" style:family="paragraph" style:parent-style-name="Text_20_body">
      <style:paragraph-properties fo:text-align="start" style:justify-single-word="false"/>
      <style:text-properties officeooo:paragraph-rsid="016ffa02"/>
    </style:style>
    <style:style style:name="P114" style:family="paragraph" style:parent-style-name="Text_20_body">
      <style:text-properties officeooo:paragraph-rsid="01745203"/>
    </style:style>
    <style:style style:name="P115" style:family="paragraph" style:parent-style-name="Text_20_body">
      <style:text-properties officeooo:paragraph-rsid="01768f14"/>
    </style:style>
    <style:style style:name="P116" style:family="paragraph" style:parent-style-name="Text_20_body">
      <style:text-properties officeooo:rsid="017d270f" officeooo:paragraph-rsid="017d270f"/>
    </style:style>
    <style:style style:name="P117" style:family="paragraph" style:parent-style-name="Text_20_body">
      <style:text-properties officeooo:rsid="017d270f" officeooo:paragraph-rsid="017f03c6"/>
    </style:style>
    <style:style style:name="P118" style:family="paragraph" style:parent-style-name="Text_20_body">
      <style:text-properties officeooo:rsid="0180236c" officeooo:paragraph-rsid="0180236c"/>
    </style:style>
    <style:style style:name="P119" style:family="paragraph" style:parent-style-name="Text_20_body">
      <style:text-properties style:font-name="Monospace" fo:font-size="10pt" officeooo:rsid="018332f2" officeooo:paragraph-rsid="018332f2" style:font-size-asian="10pt" style:font-size-complex="10pt"/>
    </style:style>
    <style:style style:name="P120" style:family="paragraph" style:parent-style-name="Text_20_body">
      <style:text-properties officeooo:paragraph-rsid="01a4b129"/>
    </style:style>
    <style:style style:name="P121" style:family="paragraph" style:parent-style-name="Text_20_body">
      <style:text-properties officeooo:paragraph-rsid="01b2cf21"/>
    </style:style>
    <style:style style:name="P122" style:family="paragraph" style:parent-style-name="Text_20_body">
      <style:text-properties officeooo:rsid="01b2cf21" officeooo:paragraph-rsid="01b4049f"/>
    </style:style>
    <style:style style:name="P123" style:family="paragraph" style:parent-style-name="Text_20_body">
      <style:text-properties officeooo:rsid="01b86415" officeooo:paragraph-rsid="01b86415"/>
    </style:style>
    <style:style style:name="P124" style:family="paragraph" style:parent-style-name="Text_20_body">
      <style:text-properties officeooo:rsid="01be7b49" officeooo:paragraph-rsid="01be7b49"/>
    </style:style>
    <style:style style:name="P125" style:family="paragraph" style:parent-style-name="Text_20_body">
      <style:text-properties officeooo:rsid="01b4049f" officeooo:paragraph-rsid="01b4049f"/>
    </style:style>
    <style:style style:name="P126" style:family="paragraph" style:parent-style-name="Text_20_body">
      <style:text-properties officeooo:paragraph-rsid="01c6ebed"/>
    </style:style>
    <style:style style:name="P127" style:family="paragraph" style:parent-style-name="Text_20_body">
      <style:text-properties officeooo:paragraph-rsid="01cd0535"/>
    </style:style>
    <style:style style:name="P128" style:family="paragraph" style:parent-style-name="Text_20_body">
      <style:text-properties officeooo:paragraph-rsid="01d6021f"/>
    </style:style>
    <style:style style:name="P129" style:family="paragraph" style:parent-style-name="Text_20_body">
      <style:text-properties officeooo:paragraph-rsid="01d94c9c"/>
    </style:style>
    <style:style style:name="P130" style:family="paragraph" style:parent-style-name="Text_20_body">
      <style:text-properties officeooo:rsid="01daec0d" officeooo:paragraph-rsid="01daec0d"/>
    </style:style>
    <style:style style:name="P131" style:family="paragraph" style:parent-style-name="Text_20_body">
      <style:text-properties officeooo:rsid="01daec0d" officeooo:paragraph-rsid="01dcd420"/>
    </style:style>
    <style:style style:name="P132" style:family="paragraph" style:parent-style-name="Text_20_body">
      <style:text-properties officeooo:rsid="01e4d91f" officeooo:paragraph-rsid="01e4d91f"/>
    </style:style>
    <style:style style:name="P133" style:family="paragraph" style:parent-style-name="Title">
      <style:text-properties fo:font-variant="small-cap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3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38"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39" style:family="paragraph" style:parent-style-name="Standard" style:list-style-name="L3">
      <style:text-properties officeooo:paragraph-rsid="0019e40d"/>
    </style:style>
    <style:style style:name="P140" style:family="paragraph" style:parent-style-name="Standard" style:list-style-name="">
      <style:text-properties officeooo:rsid="00415cce" officeooo:paragraph-rsid="00415cce"/>
    </style:style>
    <style:style style:name="P141" style:family="paragraph" style:parent-style-name="Standard" style:list-style-name="">
      <style:text-properties officeooo:paragraph-rsid="0041b2b9"/>
    </style:style>
    <style:style style:name="P142" style:family="paragraph" style:parent-style-name="Standard" style:list-style-name="">
      <style:text-properties officeooo:paragraph-rsid="00415cce"/>
    </style:style>
    <style:style style:name="P143" style:family="paragraph" style:parent-style-name="Standard" style:list-style-name="">
      <style:text-properties fo:font-weight="bold" officeooo:rsid="00a4d732" officeooo:paragraph-rsid="00a4d732" style:font-weight-asian="bold" style:font-weight-complex="bold"/>
    </style:style>
    <style:style style:name="P144" style:family="paragraph" style:parent-style-name="Standard" style:list-style-name="">
      <style:text-properties officeooo:rsid="003e0de8" officeooo:paragraph-rsid="0041b2b9"/>
    </style:style>
    <style:style style:name="P145" style:family="paragraph" style:parent-style-name="Standard" style:list-style-name="L5">
      <style:text-properties officeooo:rsid="0041b2b9" officeooo:paragraph-rsid="0041b2b9"/>
    </style:style>
    <style:style style:name="P146" style:family="paragraph" style:parent-style-name="Standard" style:list-style-name="">
      <style:text-properties officeooo:rsid="0041b2b9" officeooo:paragraph-rsid="0041b2b9"/>
    </style:style>
    <style:style style:name="P147" style:family="paragraph" style:parent-style-name="Standard" style:list-style-name="L6">
      <style:text-properties officeooo:rsid="0041b2b9" officeooo:paragraph-rsid="0041b2b9"/>
    </style:style>
    <style:style style:name="P148" style:family="paragraph" style:parent-style-name="Standard" style:list-style-name="">
      <style:text-properties officeooo:rsid="00448f85" officeooo:paragraph-rsid="00448f85"/>
    </style:style>
    <style:style style:name="P149" style:family="paragraph" style:parent-style-name="Standard" style:list-style-name="">
      <style:text-properties officeooo:rsid="00458db7" officeooo:paragraph-rsid="00458db7"/>
    </style:style>
    <style:style style:name="P150" style:family="paragraph" style:parent-style-name="Standard" style:list-style-name="">
      <style:text-properties officeooo:rsid="004a8480" officeooo:paragraph-rsid="004a8480"/>
    </style:style>
    <style:style style:name="P151" style:family="paragraph" style:parent-style-name="Standard" style:list-style-name="">
      <style:text-properties officeooo:rsid="004ad29a" officeooo:paragraph-rsid="004ad29a"/>
    </style:style>
    <style:style style:name="P152" style:family="paragraph" style:parent-style-name="Standard" style:list-style-name="">
      <style:text-properties officeooo:rsid="004ce3ad" officeooo:paragraph-rsid="004ce3ad"/>
    </style:style>
    <style:style style:name="P153" style:family="paragraph" style:parent-style-name="Standard" style:list-style-name="L22">
      <style:paragraph-properties fo:text-align="start" style:justify-single-word="false"/>
      <style:text-properties officeooo:rsid="014e2d64" officeooo:paragraph-rsid="014e2d64"/>
    </style:style>
    <style:style style:name="P154" style:family="paragraph" style:parent-style-name="Standard" style:list-style-name="L22">
      <style:paragraph-properties fo:text-align="start" style:justify-single-word="false"/>
      <style:text-properties officeooo:rsid="014e2d64" officeooo:paragraph-rsid="014ebafc"/>
    </style:style>
    <style:style style:name="P155" style:family="paragraph" style:parent-style-name="Standard">
      <style:paragraph-properties fo:text-align="start" style:justify-single-word="false"/>
      <style:text-properties officeooo:rsid="01bad101" officeooo:paragraph-rsid="01bad101"/>
    </style:style>
    <style:style style:name="P156" style:family="paragraph" style:parent-style-name="Standard">
      <style:paragraph-properties fo:text-align="start" style:justify-single-word="false"/>
      <style:text-properties officeooo:rsid="01ec0849" officeooo:paragraph-rsid="01ec0849"/>
    </style:style>
    <style:style style:name="P157" style:family="paragraph" style:parent-style-name="Standard" style:list-style-name="">
      <style:paragraph-properties fo:text-align="start" style:justify-single-word="false"/>
      <style:text-properties officeooo:rsid="0085c9a9" officeooo:paragraph-rsid="01f7dab0"/>
    </style:style>
    <style:style style:name="P158" style:family="paragraph" style:parent-style-name="Standard" style:list-style-name="L35">
      <style:paragraph-properties fo:text-align="start" style:justify-single-word="false"/>
      <style:text-properties officeooo:paragraph-rsid="01f7dab0"/>
    </style:style>
    <style:style style:name="P159" style:family="paragraph" style:parent-style-name="Standard" style:list-style-name="L35">
      <style:paragraph-properties fo:text-align="start" style:justify-single-word="false"/>
      <style:text-properties officeooo:rsid="01f7dab0" officeooo:paragraph-rsid="01f7dab0"/>
    </style:style>
    <style:style style:name="P160" style:family="paragraph" style:parent-style-name="Standard" style:list-style-name="">
      <style:paragraph-properties fo:text-align="start" style:justify-single-word="false"/>
      <style:text-properties officeooo:rsid="01f842af" officeooo:paragraph-rsid="01f842af"/>
    </style:style>
    <style:style style:name="P161" style:family="paragraph" style:parent-style-name="Text_20_body" style:list-style-name="L4">
      <style:text-properties officeooo:rsid="0036f7d8" officeooo:paragraph-rsid="0036f7d8"/>
    </style:style>
    <style:style style:name="P162" style:family="paragraph" style:parent-style-name="Text_20_body" style:list-style-name="L4">
      <style:text-properties officeooo:rsid="0037f2e7" officeooo:paragraph-rsid="0037f2e7"/>
    </style:style>
    <style:style style:name="P163" style:family="paragraph" style:parent-style-name="Text_20_body" style:list-style-name="L7">
      <style:text-properties officeooo:rsid="0052ba50" officeooo:paragraph-rsid="0052ba50"/>
    </style:style>
    <style:style style:name="P164" style:family="paragraph" style:parent-style-name="Text_20_body" style:list-style-name="L7">
      <style:text-properties officeooo:rsid="00553c4c" officeooo:paragraph-rsid="00553c4c"/>
    </style:style>
    <style:style style:name="P165" style:family="paragraph" style:parent-style-name="Text_20_body" style:list-style-name="L7">
      <style:text-properties officeooo:rsid="005c8b94" officeooo:paragraph-rsid="005c8b94"/>
    </style:style>
    <style:style style:name="P166" style:family="paragraph" style:parent-style-name="Text_20_body" style:list-style-name="L7">
      <style:text-properties officeooo:rsid="005e198d" officeooo:paragraph-rsid="005e198d"/>
    </style:style>
    <style:style style:name="P167" style:family="paragraph" style:parent-style-name="Text_20_body" style:list-style-name="L8">
      <style:text-properties officeooo:rsid="006ac1f6" officeooo:paragraph-rsid="006ac1f6"/>
    </style:style>
    <style:style style:name="P168" style:family="paragraph" style:parent-style-name="Text_20_body" style:list-style-name="L9">
      <style:text-properties officeooo:rsid="006d1a2f" officeooo:paragraph-rsid="006d1a2f"/>
    </style:style>
    <style:style style:name="P169" style:family="paragraph" style:parent-style-name="Text_20_body" style:list-style-name="L9">
      <style:text-properties officeooo:rsid="006d78aa" officeooo:paragraph-rsid="006d78aa"/>
    </style:style>
    <style:style style:name="P170" style:family="paragraph" style:parent-style-name="Text_20_body" style:list-style-name="L10">
      <style:paragraph-properties fo:text-align="start" style:justify-single-word="false"/>
      <style:text-properties officeooo:rsid="0068018e" officeooo:paragraph-rsid="00f3ec19"/>
    </style:style>
    <style:style style:name="P171" style:family="paragraph" style:parent-style-name="Text_20_body" style:list-style-name="L10">
      <style:text-properties officeooo:rsid="0068018e" officeooo:paragraph-rsid="00f3ec19"/>
    </style:style>
    <style:style style:name="P172" style:family="paragraph" style:parent-style-name="Text_20_body" style:list-style-name="L10">
      <style:text-properties officeooo:rsid="0068018e" officeooo:paragraph-rsid="0068018e"/>
    </style:style>
    <style:style style:name="P173" style:family="paragraph" style:parent-style-name="Text_20_body" style:list-style-name="L10">
      <style:text-properties officeooo:rsid="00f3ec19" officeooo:paragraph-rsid="00f3ec19"/>
    </style:style>
    <style:style style:name="P174" style:family="paragraph" style:parent-style-name="Text_20_body" style:list-style-name="L11">
      <style:text-properties officeooo:rsid="00e81ed5" officeooo:paragraph-rsid="00e81ed5"/>
    </style:style>
    <style:style style:name="P175" style:family="paragraph" style:parent-style-name="Text_20_body" style:list-style-name="L12">
      <style:text-properties officeooo:rsid="007ed28e" officeooo:paragraph-rsid="007ed28e"/>
    </style:style>
    <style:style style:name="P176" style:family="paragraph" style:parent-style-name="Text_20_body" style:list-style-name="L13">
      <style:text-properties officeooo:rsid="007ed28e" officeooo:paragraph-rsid="007ed28e"/>
    </style:style>
    <style:style style:name="P177" style:family="paragraph" style:parent-style-name="Text_20_body" style:list-style-name="L15">
      <style:text-properties officeooo:rsid="007ed28e" officeooo:paragraph-rsid="00bf6365"/>
    </style:style>
    <style:style style:name="P178" style:family="paragraph" style:parent-style-name="Text_20_body" style:list-style-name="L14">
      <style:text-properties officeooo:rsid="007fd5db" officeooo:paragraph-rsid="007fd5db"/>
    </style:style>
    <style:style style:name="P179" style:family="paragraph" style:parent-style-name="Text_20_body" style:list-style-name="L15">
      <style:text-properties officeooo:rsid="007fd5db" officeooo:paragraph-rsid="00c657e3"/>
    </style:style>
    <style:style style:name="P180" style:family="paragraph" style:parent-style-name="Text_20_body" style:list-style-name="L15">
      <style:text-properties officeooo:rsid="007fd5db" officeooo:paragraph-rsid="00c686ba"/>
    </style:style>
    <style:style style:name="P181" style:family="paragraph" style:parent-style-name="Text_20_body" style:list-style-name="L15">
      <style:text-properties officeooo:rsid="00bf6365" officeooo:paragraph-rsid="00bf6365"/>
    </style:style>
    <style:style style:name="P182" style:family="paragraph" style:parent-style-name="Text_20_body" style:list-style-name="L15">
      <style:text-properties officeooo:rsid="00c22e87" officeooo:paragraph-rsid="00c22e87"/>
    </style:style>
    <style:style style:name="P183" style:family="paragraph" style:parent-style-name="Text_20_body" style:list-style-name="L15">
      <style:text-properties officeooo:rsid="00c22e87" officeooo:paragraph-rsid="00c3a2f1"/>
    </style:style>
    <style:style style:name="P184" style:family="paragraph" style:parent-style-name="Text_20_body" style:list-style-name="L15">
      <style:text-properties officeooo:rsid="00c4c37b" officeooo:paragraph-rsid="00c4c37b"/>
    </style:style>
    <style:style style:name="P185" style:family="paragraph" style:parent-style-name="Text_20_body" style:list-style-name="L16">
      <style:text-properties officeooo:rsid="00d056fb" officeooo:paragraph-rsid="00d056fb"/>
    </style:style>
    <style:style style:name="P186" style:family="paragraph" style:parent-style-name="Text_20_body" style:list-style-name="L17">
      <style:text-properties officeooo:rsid="00cb9906" officeooo:paragraph-rsid="00cb9906"/>
    </style:style>
    <style:style style:name="P187" style:family="paragraph" style:parent-style-name="Text_20_body" style:list-style-name="L17">
      <style:text-properties officeooo:rsid="00cc8635" officeooo:paragraph-rsid="00cc8635"/>
    </style:style>
    <style:style style:name="P188" style:family="paragraph" style:parent-style-name="Text_20_body" style:list-style-name="L18">
      <style:text-properties fo:font-weight="normal" officeooo:rsid="00d73f7b" officeooo:paragraph-rsid="00d73f7b" style:font-weight-asian="normal" style:font-weight-complex="normal"/>
    </style:style>
    <style:style style:name="P189"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90"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91"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92"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93" style:family="paragraph" style:parent-style-name="Text_20_body" style:list-style-name="L19">
      <style:text-properties fo:language="pl" fo:country="PL" officeooo:rsid="0101f0d6" officeooo:paragraph-rsid="0101f0d6"/>
    </style:style>
    <style:style style:name="P194" style:family="paragraph" style:parent-style-name="Text_20_body" style:list-style-name="L23">
      <style:text-properties officeooo:rsid="01503552" officeooo:paragraph-rsid="01503552"/>
    </style:style>
    <style:style style:name="P195" style:family="paragraph" style:parent-style-name="Text_20_body" style:list-style-name="L23">
      <style:text-properties officeooo:rsid="01503552" officeooo:paragraph-rsid="01506ea5"/>
    </style:style>
    <style:style style:name="P196" style:family="paragraph" style:parent-style-name="Text_20_body" style:list-style-name="L24">
      <style:text-properties officeooo:paragraph-rsid="0151e968"/>
    </style:style>
    <style:style style:name="P197" style:family="paragraph" style:parent-style-name="Text_20_body" style:list-style-name="L24">
      <style:text-properties officeooo:rsid="0151e968" officeooo:paragraph-rsid="0151e968"/>
    </style:style>
    <style:style style:name="P198" style:family="paragraph" style:parent-style-name="Text_20_body" style:list-style-name="L25">
      <style:text-properties officeooo:rsid="0160e7c5" officeooo:paragraph-rsid="0160e7c5"/>
    </style:style>
    <style:style style:name="P199" style:family="paragraph" style:parent-style-name="Text_20_body" style:list-style-name="L25">
      <style:text-properties officeooo:rsid="0160e7c5" officeooo:paragraph-rsid="01611fff"/>
    </style:style>
    <style:style style:name="P200" style:family="paragraph" style:parent-style-name="Text_20_body" style:list-style-name="L25">
      <style:text-properties officeooo:rsid="01611fff" officeooo:paragraph-rsid="01618e15"/>
    </style:style>
    <style:style style:name="P201" style:family="paragraph" style:parent-style-name="Text_20_body" style:list-style-name="L25">
      <style:text-properties officeooo:rsid="01618e15" officeooo:paragraph-rsid="01618e15"/>
    </style:style>
    <style:style style:name="P202" style:family="paragraph" style:parent-style-name="Text_20_body" style:list-style-name="L25">
      <style:text-properties officeooo:rsid="0162f636" officeooo:paragraph-rsid="0162f636"/>
    </style:style>
    <style:style style:name="P203" style:family="paragraph" style:parent-style-name="Text_20_body" style:list-style-name="L26">
      <style:text-properties officeooo:rsid="016eb7e6" officeooo:paragraph-rsid="016eb7e6"/>
    </style:style>
    <style:style style:name="P204" style:family="paragraph" style:parent-style-name="Text_20_body" style:list-style-name="L27">
      <style:text-properties officeooo:rsid="017bb863" officeooo:paragraph-rsid="017bb863"/>
    </style:style>
    <style:style style:name="P205" style:family="paragraph" style:parent-style-name="Text_20_body" style:list-style-name="L27">
      <style:text-properties officeooo:rsid="017ce84c" officeooo:paragraph-rsid="017ce84c"/>
    </style:style>
    <style:style style:name="P206" style:family="paragraph" style:parent-style-name="Text_20_body" style:list-style-name="L28">
      <style:text-properties style:font-name="Times1" fo:font-size="12pt" officeooo:rsid="01899e15" officeooo:paragraph-rsid="01899e15" style:font-size-asian="10.5pt" style:font-size-complex="12pt"/>
    </style:style>
    <style:style style:name="P207" style:family="paragraph" style:parent-style-name="Text_20_body" style:list-style-name="L29">
      <style:text-properties officeooo:rsid="01a90f65" officeooo:paragraph-rsid="01b2cf21"/>
    </style:style>
    <style:style style:name="P208" style:family="paragraph" style:parent-style-name="Text_20_body" style:list-style-name="L29">
      <style:text-properties officeooo:rsid="01b2cf21" officeooo:paragraph-rsid="01b4049f"/>
    </style:style>
    <style:style style:name="P209" style:family="paragraph" style:parent-style-name="Text_20_body" style:list-style-name="L30">
      <style:text-properties officeooo:rsid="01b8c7e3" officeooo:paragraph-rsid="01b8c7e3"/>
    </style:style>
    <style:style style:name="P210" style:family="paragraph" style:parent-style-name="Text_20_body" style:list-style-name="L30">
      <style:text-properties officeooo:rsid="01bcb138" officeooo:paragraph-rsid="01bcb138"/>
    </style:style>
    <style:style style:name="P211" style:family="paragraph" style:parent-style-name="Text_20_body" style:list-style-name="L30">
      <style:text-properties officeooo:rsid="01be7b49" officeooo:paragraph-rsid="01be7b49"/>
    </style:style>
    <style:style style:name="P212" style:family="paragraph" style:parent-style-name="Text_20_body" style:list-style-name="L30">
      <style:text-properties officeooo:rsid="01c138ec" officeooo:paragraph-rsid="01c138ec"/>
    </style:style>
    <style:style style:name="P213" style:family="paragraph" style:parent-style-name="Text_20_body" style:list-style-name="L31">
      <style:text-properties officeooo:rsid="01dace06" officeooo:paragraph-rsid="01dace06"/>
    </style:style>
    <style:style style:name="P214" style:family="paragraph" style:parent-style-name="Text_20_body" style:list-style-name="L32">
      <style:text-properties officeooo:rsid="01e203d3" officeooo:paragraph-rsid="01e203d3"/>
    </style:style>
    <style:style style:name="P215" style:family="paragraph" style:parent-style-name="Text_20_body" style:list-style-name="L32">
      <style:text-properties officeooo:rsid="01e4d91f" officeooo:paragraph-rsid="01e4d91f"/>
    </style:style>
    <style:style style:name="P216" style:family="paragraph" style:parent-style-name="Text_20_body">
      <style:text-properties officeooo:rsid="01e4d91f" officeooo:paragraph-rsid="01edc1ed"/>
    </style:style>
    <style:style style:name="P217" style:family="paragraph" style:parent-style-name="Text_20_body" style:list-style-name="L33">
      <style:text-properties officeooo:rsid="01ef7f89" officeooo:paragraph-rsid="01ef7f89"/>
    </style:style>
    <style:style style:name="P218" style:family="paragraph" style:parent-style-name="Text_20_body">
      <style:text-properties officeooo:rsid="01efc9e8" officeooo:paragraph-rsid="01efc9e8"/>
    </style:style>
    <style:style style:name="P219" style:family="paragraph" style:parent-style-name="Text_20_body">
      <style:text-properties officeooo:paragraph-rsid="01f01933"/>
    </style:style>
    <style:style style:name="P220" style:family="paragraph" style:parent-style-name="Text_20_body" style:list-style-name="L34">
      <style:text-properties officeooo:rsid="01f2044f" officeooo:paragraph-rsid="01f2044f"/>
    </style:style>
    <style:style style:name="P221" style:family="paragraph" style:parent-style-name="Text_20_body">
      <style:text-properties officeooo:paragraph-rsid="01f9a7d6"/>
    </style:style>
    <style:style style:name="P222" style:family="paragraph" style:parent-style-name="Text_20_body">
      <style:text-properties officeooo:paragraph-rsid="01fe14f7"/>
    </style:style>
    <style:style style:name="P223" style:family="paragraph" style:parent-style-name="Text_20_body" style:list-style-name="L37">
      <style:text-properties officeooo:rsid="01fe42c3" officeooo:paragraph-rsid="01fe42c3"/>
    </style:style>
    <style:style style:name="P224" style:family="paragraph" style:parent-style-name="Text_20_body">
      <style:text-properties officeooo:rsid="01fe42c3" officeooo:paragraph-rsid="01ff3c2f"/>
    </style:style>
    <style:style style:name="P225" style:family="paragraph" style:parent-style-name="Text_20_body">
      <style:text-properties officeooo:rsid="01fe42c3" officeooo:paragraph-rsid="02028689"/>
    </style:style>
    <style:style style:name="P226" style:family="paragraph" style:parent-style-name="Text_20_body" style:list-style-name="L38">
      <style:text-properties officeooo:rsid="02028689" officeooo:paragraph-rsid="02028689"/>
    </style:style>
    <style:style style:name="P227" style:family="paragraph" style:parent-style-name="Text_20_body">
      <style:text-properties officeooo:rsid="02028689" officeooo:paragraph-rsid="02028689"/>
    </style:style>
    <style:style style:name="P228" style:family="paragraph" style:parent-style-name="Text_20_body">
      <style:text-properties officeooo:rsid="02039944" officeooo:paragraph-rsid="02039944"/>
    </style:style>
    <style:style style:name="P229" style:family="paragraph" style:parent-style-name="Text_20_body">
      <style:text-properties style:font-name="monospace" fo:font-size="10pt" officeooo:rsid="02039944" officeooo:paragraph-rsid="02039944" style:font-size-asian="10pt" style:font-size-complex="10pt"/>
    </style:style>
    <style:style style:name="P230" style:family="paragraph" style:parent-style-name="Text_20_body">
      <style:text-properties style:font-name="times" fo:font-size="12pt" officeooo:rsid="0207ad56" officeooo:paragraph-rsid="0207ad56" style:font-size-asian="10.5pt" style:font-size-complex="12pt"/>
    </style:style>
    <style:style style:name="P231" style:family="paragraph" style:parent-style-name="Text_20_body">
      <style:text-properties style:font-name="times" fo:font-size="12pt" officeooo:rsid="0208149e" officeooo:paragraph-rsid="0208149e" style:font-size-asian="10.5pt" style:font-size-complex="12pt"/>
    </style:style>
    <style:style style:name="P232" style:family="paragraph" style:parent-style-name="Text_20_body">
      <style:text-properties style:font-name="times" fo:font-size="12pt" officeooo:rsid="02095cf9" officeooo:paragraph-rsid="02095cf9" style:font-size-asian="10.5pt" style:font-size-complex="12pt"/>
    </style:style>
    <style:style style:name="P233" style:family="paragraph" style:parent-style-name="Text_20_body">
      <style:text-properties style:font-name="times" fo:font-size="12pt" officeooo:rsid="020a97fc" officeooo:paragraph-rsid="020a97fc" style:font-size-asian="10.5pt" style:font-size-complex="12pt"/>
    </style:style>
    <style:style style:name="P234" style:family="paragraph" style:parent-style-name="Text_20_body" style:list-style-name="L39">
      <style:text-properties style:font-name="times" fo:font-size="12pt" officeooo:rsid="020a97fc" officeooo:paragraph-rsid="020a97fc" style:font-size-asian="10.5pt" style:font-size-complex="12pt"/>
    </style:style>
    <style:style style:name="P235" style:family="paragraph" style:parent-style-name="Text_20_body" style:list-style-name="L39">
      <style:text-properties style:font-name="times" fo:font-size="12pt" officeooo:rsid="020bc250" officeooo:paragraph-rsid="020bc250" style:font-size-asian="10.5pt" style:font-size-complex="12pt"/>
    </style:style>
    <style:style style:name="P236" style:family="paragraph" style:parent-style-name="Text_20_body">
      <style:text-properties style:font-name="times" fo:font-size="12pt" officeooo:rsid="020bc250" officeooo:paragraph-rsid="020bc250" style:font-size-asian="10.5pt" style:font-size-complex="12pt"/>
    </style:style>
    <style:style style:name="P237" style:family="paragraph" style:parent-style-name="Text_20_body">
      <style:text-properties officeooo:paragraph-rsid="020d5408"/>
    </style:style>
    <style:style style:name="P238" style:family="paragraph" style:parent-style-name="Text_20_body">
      <style:text-properties officeooo:paragraph-rsid="02131158"/>
    </style:style>
    <style:style style:name="P239" style:family="paragraph" style:parent-style-name="Text_20_body">
      <style:text-properties officeooo:rsid="0213f0ed" officeooo:paragraph-rsid="02155823"/>
    </style:style>
    <style:style style:name="P240" style:family="paragraph" style:parent-style-name="Title" style:master-page-name="First_20_Page">
      <style:paragraph-properties style:page-number="auto"/>
      <style:text-properties fo:font-variant="small-caps"/>
    </style:style>
    <style:style style:name="P241" style:family="paragraph" style:parent-style-name="Heading_20_1">
      <style:paragraph-properties fo:text-align="start" style:justify-single-word="false"/>
    </style:style>
    <style:style style:name="P242" style:family="paragraph" style:parent-style-name="Heading_20_1" style:list-style-name="">
      <style:paragraph-properties fo:text-align="start" style:justify-single-word="false"/>
      <style:text-properties officeooo:rsid="0085c9a9" officeooo:paragraph-rsid="0014ca84"/>
    </style:style>
    <style:style style:name="P243" style:family="paragraph" style:parent-style-name="Heading_20_1">
      <style:paragraph-properties fo:text-align="start" style:justify-single-word="false" fo:break-before="page"/>
      <style:text-properties officeooo:rsid="0014ca84" officeooo:paragraph-rsid="0014ca84"/>
    </style:style>
    <style:style style:name="P244" style:family="paragraph" style:parent-style-name="Heading_20_1" style:list-style-name="">
      <style:paragraph-properties fo:text-align="start" style:justify-single-word="false" fo:break-before="page"/>
      <style:text-properties officeooo:rsid="00848a90" officeooo:paragraph-rsid="00848a90"/>
    </style:style>
    <style:style style:name="P245" style:family="paragraph" style:parent-style-name="Heading_20_1">
      <style:paragraph-properties fo:text-align="start" style:justify-single-word="false" fo:break-before="page"/>
      <style:text-properties officeooo:rsid="0085c9a9" officeooo:paragraph-rsid="0014ca84"/>
    </style:style>
    <style:style style:name="P246" style:family="paragraph" style:parent-style-name="Heading_20_3">
      <style:text-properties officeooo:rsid="018ce713" officeooo:paragraph-rsid="018ce713"/>
    </style:style>
    <style:style style:name="P247" style:family="paragraph" style:parent-style-name="Heading_20_3">
      <style:text-properties officeooo:rsid="018e14aa" officeooo:paragraph-rsid="018e14aa"/>
    </style:style>
    <style:style style:name="P248" style:family="paragraph" style:parent-style-name="Heading_20_3">
      <style:text-properties officeooo:rsid="01fb3a94" officeooo:paragraph-rsid="01fb3a94"/>
    </style:style>
    <style:style style:name="P249" style:family="paragraph" style:parent-style-name="Heading_20_3">
      <style:text-properties officeooo:rsid="020d5408" officeooo:paragraph-rsid="020d5408"/>
    </style:style>
    <style:style style:name="P250" style:family="paragraph" style:parent-style-name="Heading_20_2" style:list-style-name="">
      <style:text-properties officeooo:paragraph-rsid="001864a7"/>
    </style:style>
    <style:style style:name="P251" style:family="paragraph" style:parent-style-name="Heading_20_2">
      <style:text-properties officeooo:rsid="004dbcd1" officeooo:paragraph-rsid="004dbcd1"/>
    </style:style>
    <style:style style:name="P252" style:family="paragraph" style:parent-style-name="Heading_20_2">
      <style:text-properties officeooo:rsid="001864a7" officeooo:paragraph-rsid="001864a7"/>
    </style:style>
    <style:style style:name="P253" style:family="paragraph" style:parent-style-name="Heading_20_2">
      <style:text-properties officeooo:rsid="00745316" officeooo:paragraph-rsid="00745316"/>
    </style:style>
    <style:style style:name="P254" style:family="paragraph" style:parent-style-name="Heading_20_2">
      <style:text-properties officeooo:rsid="00c9f872" officeooo:paragraph-rsid="00c9f872"/>
    </style:style>
    <style:style style:name="P255" style:family="paragraph" style:parent-style-name="Heading_20_2">
      <style:text-properties officeooo:rsid="00c7bf6f" officeooo:paragraph-rsid="00c7bf6f"/>
    </style:style>
    <style:style style:name="P256" style:family="paragraph" style:parent-style-name="Heading_20_2">
      <style:text-properties officeooo:rsid="01c6ebed" officeooo:paragraph-rsid="01c6ebed"/>
    </style:style>
    <style:style style:name="P257" style:family="paragraph" style:parent-style-name="Heading_20_2">
      <style:text-properties officeooo:rsid="01d94c9c" officeooo:paragraph-rsid="01d94c9c"/>
    </style:style>
    <style:style style:name="P258" style:family="paragraph" style:parent-style-name="Heading_20_2">
      <style:paragraph-properties fo:break-before="page"/>
      <style:text-properties officeooo:rsid="001864a7" officeooo:paragraph-rsid="001864a7"/>
    </style:style>
    <style:style style:name="P259" style:family="paragraph" style:parent-style-name="Heading_20_2">
      <style:paragraph-properties fo:break-before="page"/>
      <style:text-properties officeooo:rsid="003c47a0" officeooo:paragraph-rsid="003c47a0"/>
    </style:style>
    <style:style style:name="P260" style:family="paragraph" style:parent-style-name="Heading_20_2">
      <style:paragraph-properties fo:break-before="page"/>
      <style:text-properties officeooo:rsid="00c7bf6f" officeooo:paragraph-rsid="00c7bf6f"/>
    </style:style>
    <style:style style:name="P261" style:family="paragraph" style:parent-style-name="Heading_20_2">
      <style:paragraph-properties fo:break-before="page"/>
      <style:text-properties officeooo:rsid="0082c18d" officeooo:paragraph-rsid="00c7bf6f"/>
    </style:style>
    <style:style style:name="P262" style:family="paragraph" style:parent-style-name="Heading_20_2">
      <style:paragraph-properties fo:break-before="page"/>
      <style:text-properties officeooo:rsid="00e27d43" officeooo:paragraph-rsid="00e27d43"/>
    </style:style>
    <style:style style:name="P263" style:family="paragraph" style:parent-style-name="Heading_20_2">
      <style:paragraph-properties fo:break-before="page"/>
      <style:text-properties officeooo:rsid="015b6aaa" officeooo:paragraph-rsid="015b6aaa"/>
    </style:style>
    <style:style style:name="P264" style:family="paragraph" style:parent-style-name="Heading_20_2">
      <style:paragraph-properties fo:break-before="page"/>
      <style:text-properties officeooo:rsid="016c4815"/>
    </style:style>
    <style:style style:name="P265" style:family="paragraph" style:parent-style-name="Heading_20_2">
      <style:paragraph-properties fo:break-before="page"/>
      <style:text-properties officeooo:rsid="016eb7e6" officeooo:paragraph-rsid="016eb7e6"/>
    </style:style>
    <style:style style:name="P266" style:family="paragraph" style:parent-style-name="Heading_20_2">
      <style:paragraph-properties fo:break-before="page"/>
      <style:text-properties officeooo:rsid="016ffa02" officeooo:paragraph-rsid="016ffa02"/>
    </style:style>
    <style:style style:name="P267" style:family="paragraph" style:parent-style-name="Heading_20_2">
      <style:paragraph-properties fo:break-before="page"/>
      <style:text-properties officeooo:rsid="01a4b129" officeooo:paragraph-rsid="01a4b129"/>
    </style:style>
    <style:style style:name="P268"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Zachodniopomorski Uniwersytet Technologiczny</text:p>
      <text:p text:style-name="P133">w Szczecinie</text:p>
      <text:p text:style-name="P10"/>
      <text:p text:style-name="P11">WYDZIAŁ INFORMATYKI</text:p>
      <text:p text:style-name="P13"/>
      <text:p text:style-name="P13"/>
      <text:p text:style-name="Standard"/>
      <text:p text:style-name="P13"><draw:frame draw:style-name="fr5" draw:name="grafika24" text:anchor-type="as-char" svg:width="2.214cm" svg:height="3.956cm" draw:z-index="0"><draw:image xlink:href="Pictures/2000000E000069D50000C071010A3D74.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2">Kierunek Informatyka</text:p>
      <text:p text:style-name="P11"/>
      <text:p text:style-name="P33">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241" text:outline-level="1"/>
      <text:p text:style-name="Standard"/>
      <text:h text:style-name="P241" text:outline-level="1"/>
      <text:p text:style-name="P14"><text:bookmark-start text:name="__RefHeading__4042_530245620"/>Szczecin 201<text:span text:style-name="T8">6</text:span><text:bookmark-end text:name="__RefHeading__4042_530245620"/></text:p>
      <text:p text:style-name="Standard"/>
      <text:p text:style-name="P15"><text:soft-page-break/>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7190433749105435573" text:style-name="L1">
        <text:list-item>
          <text:p text:style-name="P136">Analysis of the impact of the application on energy consumption</text:p>
        </text:list-item>
        <text:list-item>
          <text:p text:style-name="P136">Implementation of applications with <text:span text:style-name="T46">and with</text:span>out optimization <text:span text:style-name="T46">and</text:span> study its effect on <text:span text:style-name="T46">lifetime of </text:span>batterie</text:p>
        </text:list-item>
        <text:list-item>
          <text:p text:style-name="P136">The development of <text:span text:style-name="T47">a </text:span>librar<text:span text:style-name="T47">y</text:span> to facilitate the implementation of optimized network communication</text:p>
        </text:list-item>
        <text:list-item>
          <text:p text:style-name="P136">Conclusions</text:p>
          <text:p text:style-name="P137"/>
        </text:list-item>
      </text:list>
      <text:p text:style-name="P17"/>
      <text:p text:style-name="P4"/>
      <text:p text:style-name="P34">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5"/>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35"><text:a xlink:type="simple" xlink:href="#__RefHeading__4069_530245620" text:style-name="Index_20_Link" text:visited-style-name="Index_20_Link">1. Wstęp<text:tab/>6</text:a></text:p>
          <text:p text:style-name="P134"><text:a xlink:type="simple" xlink:href="#__RefHeading__3945_475234545" text:style-name="Index_20_Link" text:visited-style-name="Index_20_Link">1.1. Cel i zakres pracy<text:tab/>7</text:a></text:p>
          <text:p text:style-name="P134"><text:a xlink:type="simple" xlink:href="#__RefHeading__3947_475234545" text:style-name="Index_20_Link" text:visited-style-name="Index_20_Link">1.2. Opis komunikacji przy pomocy radia w telefonie komórkowym<text:tab/>8</text:a></text:p>
          <text:p text:style-name="P134"><text:a xlink:type="simple" xlink:href="#__RefHeading__4193_475234545" text:style-name="Index_20_Link" text:visited-style-name="Index_20_Link">1.3. Techniki optymalizacji komunikacji sieciowej na urządzeniu mobilnym<text:tab/>10</text:a></text:p>
          <text:p text:style-name="P134"><text:a xlink:type="simple" xlink:href="#__RefHeading__4195_475234545" text:style-name="Index_20_Link" text:visited-style-name="Index_20_Link">1.4. Wątpliwości związane z tematem<text:tab/>12</text:a></text:p>
          <text:p text:style-name="P134"><text:a xlink:type="simple" xlink:href="#__RefHeading__3949_475234545" text:style-name="Index_20_Link" text:visited-style-name="Index_20_Link">1.5. Sposób przeprowadzenia badań<text:tab/>13</text:a></text:p>
          <text:p text:style-name="P135"><text:a xlink:type="simple" xlink:href="#__RefHeading__4071_530245620" text:style-name="Index_20_Link" text:visited-style-name="Index_20_Link">2. Badanie aplikacji<text:tab/>16</text:a></text:p>
          <text:p text:style-name="P134"><text:a xlink:type="simple" xlink:href="#__RefHeading__677_208457283" text:style-name="Index_20_Link" text:visited-style-name="Index_20_Link">2.1. Wybór aplikacji do przeprowadzenia testów<text:tab/>16</text:a></text:p>
          <text:p text:style-name="P134"><text:a xlink:type="simple" xlink:href="#__RefHeading__1085_768326401" text:style-name="Index_20_Link" text:visited-style-name="Index_20_Link">2.2. Krótki opis systemu Android<text:tab/>19</text:a></text:p>
          <text:p text:style-name="P134"><text:a xlink:type="simple" xlink:href="#__RefHeading__1087_768326401" text:style-name="Index_20_Link" text:visited-style-name="Index_20_Link">2.3. Środowisko testowe<text:tab/>19</text:a></text:p>
          <text:p text:style-name="P134"><text:a xlink:type="simple" xlink:href="#__RefHeading__1089_768326401" text:style-name="Index_20_Link" text:visited-style-name="Index_20_Link">2.4. Opis sposobu przeprowadzania badań<text:tab/>19</text:a></text:p>
          <text:p text:style-name="P134"><text:a xlink:type="simple" xlink:href="#__RefHeading__1091_768326401" text:style-name="Index_20_Link" text:visited-style-name="Index_20_Link">2.5. Prezentacja i omówienie wyników<text:tab/>28</text:a></text:p>
          <text:p text:style-name="P134"><text:a xlink:type="simple" xlink:href="#__RefHeading__1894_151293633" text:style-name="Index_20_Link" text:visited-style-name="Index_20_Link">2.6. Określenie używanych protokołów w badanych aplikacjach<text:tab/>33</text:a></text:p>
          <text:p text:style-name="P134"><text:a xlink:type="simple" xlink:href="#__RefHeading__1093_768326401" text:style-name="Index_20_Link" text:visited-style-name="Index_20_Link">2.6. Aplikacja wzorcowa???<text:tab/>34</text:a></text:p>
          <text:p text:style-name="P135"><text:a xlink:type="simple" xlink:href="#__RefHeading__4073_530245620" text:style-name="Index_20_Link" text:visited-style-name="Index_20_Link">3. Implementacja biblioteki<text:tab/>35</text:a></text:p>
          <text:p text:style-name="P135"><text:a xlink:type="simple" xlink:href="#__RefHeading__683_208457283" text:style-name="Index_20_Link" text:visited-style-name="Index_20_Link">4. Badanie własnej aplikacji<text:tab/>36</text:a></text:p>
          <text:p text:style-name="P135"><text:a xlink:type="simple" xlink:href="#__RefHeading__4075_530245620" text:style-name="Index_20_Link" text:visited-style-name="Index_20_Link">5. Wnioski<text:tab/>37</text:a></text:p>
        </text:index-body>
      </text:table-of-content>
      <text:p text:style-name="P10"/>
      <text:h text:style-name="P243"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2475861826607945174" text:style-name="L2">
        <text:list-item>
          <text:p text:style-name="P138"><text:span text:style-name="T142">a</text:span>ktywny<text:span text:style-name="T141">m,</text:span></text:p>
        </text:list-item>
        <text:list-item>
          <text:p text:style-name="P138"><text:span text:style-name="T142">c</text:span>zuwania,</text:p>
        </text:list-item>
        <text:list-item>
          <text:p text:style-name="P138"><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258" text:outline-level="2"><text:bookmark-start text:name="__RefHeading__3945_475234545"/>1.1. Cel i zakres pracy<text:bookmark-end text:name="__RefHeading__3945_475234545"/></text:h>
      <text:p text:style-name="P68">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3989682463665188125" text:style-name="L3">
        <text:list-item>
          <text:p text:style-name="P139"><text:span text:style-name="T142">a</text:span>naliza wpływu aplikacji na zużycie energii,</text:p>
        </text:list-item>
        <text:list-item>
          <text:p text:style-name="P139"><text:span text:style-name="T142">i</text:span>mplementacja aplikacji bez optymalizacji i z optymalizacją oraz badanie jej wpływu na czas „życia” baterii,</text:p>
        </text:list-item>
        <text:list-item>
          <text:p text:style-name="P139"><text:span text:style-name="T142">o</text:span>pracowanie <text:span text:style-name="T143">biblioteki ułatwiającej implementację zoptymalizowanej komunikacji sieciowej,</text:span></text:p>
        </text:list-item>
        <text:list-item>
          <text:p text:style-name="P139"><text:span text:style-name="T142">w</text:span>nioski końcowe.</text:p>
        </text:list-item>
      </text:list>
      <text:p text:style-name="P8"/>
      <text:h text:style-name="P250" text:outline-level="2"/>
      <text:h text:style-name="P258" text:outline-level="2"><text:bookmark-start text:name="__RefHeading__3947_475234545"/>1.2. Opis komunikacji przy pomocy radia w telefonie komórkowym<text:bookmark-end text:name="__RefHeading__3947_475234545"/></text:h>
      <text:p text:style-name="P71"><text:span text:style-name="T67">[TODO</text:span> więcej nt. <text:span text:style-name="T142">s</text:span>posobu komunikacji]</text:p>
      <text:p text:style-name="P42"><text:tab/>Sposób pracy radia w telefonie komórkowym można opisać przy pomocy diagramu stanów.<text:line-break/>Jest on zależy od technologii (np. 3G, LTE) oraz wartości przyjętych w zależności od dostawcy (np. Orange, Plus, itd.).</text:p>
      <text:p text:style-name="P42"/>
      <text:p text:style-name="P42"><text:span text:style-name="T80">M</text:span>ożemy wyróżnić trzy stany dla radia w telefonie komórkowym / <text:span text:style-name="T80">urządzeniu mobilnym</text:span>:</text:p>
      <text:list xml:id="list4519996609321802405" text:style-name="L4">
        <text:list-item>
          <text:p text:style-name="P161">Full Power <text:span text:style-name="T81">(</text:span>DCH<text:span text:style-name="T81">)</text:span> <text:tab/><text:span text:style-name="T81">→pełne zużycie mocy; pełna przepustowość,</text:span></text:p>
        </text:list-item>
        <text:list-item>
          <text:p text:style-name="P162">Low Power <text:span text:style-name="T81">(</text:span>FACH<text:span text:style-name="T81">)<text:tab/>→</text:span> ok 50% zużycie; niska przepustowość,</text:p>
        </text:list-item>
        <text:list-item>
          <text:p text:style-name="P162">Standby <text:span text:style-name="T81">(</text:span>IDLE<text:span text:style-name="T81">)</text:span> <text:tab/><text:span text:style-name="T81">→</text:span>brak zużycia, brak przepustowości <text:span text:style-name="T135">na dane (tylko pakiety kontrolne).</text:span></text:p>
        </text:list-item>
      </text:list>
      <text:p text:style-name="P43"/>
      <text:h text:style-name="P140"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41"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41" text:outline-level="2"/>
      <text:h text:style-name="P143" text:outline-level="2"><text:bookmark-start text:name="__RefHeading__921_982207326"/>[TODO<text:span text:style-name="T82"> można wyjaśnić czemu dodając prezentację z Bell labs]</text:span><text:bookmark-end text:name="__RefHeading__921_982207326"/></text:h>
      <text:h text:style-name="P144"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1690672626443994669" text:style-name="L5">
        <text:list-item>
          <text:h text:style-name="P145" text:outline-level="2"><text:bookmark-start text:name="__RefHeading__4167_475234545"/>Standby <text:s text:c="5"/>→ Full Power ~2 sec,<text:bookmark-end text:name="__RefHeading__4167_475234545"/></text:h>
        </text:list-item>
        <text:list-item>
          <text:h text:style-name="P145" text:outline-level="2"><text:bookmark-start text:name="__RefHeading__4169_475234545"/>Low Power → Full Power ~1 – 1,5 sec.<text:bookmark-end text:name="__RefHeading__4169_475234545"/></text:h>
        </text:list-item>
      </text:list>
      <text:h text:style-name="P146" text:outline-level="2"/>
      <text:h text:style-name="P146"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46" text:outline-level="2"/>
      <text:list xml:id="list3262247900599264965" text:style-name="L6">
        <text:list-item>
          <text:h text:style-name="P147" text:outline-level="2"><text:bookmark-start text:name="__RefHeading__4173_475234545"/>Full Power <text:s/>→ Low Power ~ 5 sec,<text:bookmark-end text:name="__RefHeading__4173_475234545"/></text:h>
        </text:list-item>
        <text:list-item>
          <text:h text:style-name="P147" text:outline-level="2"><text:bookmark-start text:name="__RefHeading__4175_475234545"/>Low Power → Standby ~ 10 – 12 sec.<text:bookmark-end text:name="__RefHeading__4175_475234545"/></text:h>
        </text:list-item>
      </text:list>
      <text:h text:style-name="P146" text:outline-level="2"/>
      <text:h text:style-name="P148" text:outline-level="2"><text:bookmark-start text:name="__RefHeading__4177_475234545"/>Opóźnienia te są zależne od użytej technologii (2G, 3G, LTE) oraz operatora.<text:bookmark-end text:name="__RefHeading__4177_475234545"/></text:h>
      <text:h text:style-name="P148" text:outline-level="2"><text:soft-page-break/></text:h>
      <text:h text:style-name="P149"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49" text:outline-level="2"/>
      <text:h text:style-name="P149"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49" text:outline-level="2"/>
      <text:h text:style-name="P149" text:outline-level="2"><text:bookmark-start text:name="__RefHeading__4183_475234545"/><text:tab/><text:span text:style-name="T50">Weźmy za przykład następujący scenariusz:</text:span><text:bookmark-end text:name="__RefHeading__4183_475234545"/></text:h>
      <text:h text:style-name="P150"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50" text:outline-level="2"><draw:frame draw:style-name="fr2" draw:name="Frame3" text:anchor-type="char" svg:x="0.019cm" svg:y="0cm" svg:width="16.69cm" draw:z-index="3"><draw:text-box fo:min-height="12.607cm"><text:p text:style-name="Illustration"><draw:frame draw:style-name="fr6"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50" text:outline-level="2"><text:bookmark-start text:name="__RefHeading__4187_475234545"/><text:bookmark-end text:name="__RefHeading__4187_475234545"/></text:h>
      <text:h text:style-name="P151"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42" text:outline-level="2"/>
      <text:h text:style-name="P152"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text:soft-page-break/>optymalizację: wszystko co zainicjuje użytkownik musi się „dziać na zawołanie”.<text:bookmark-end text:name="__RefHeading__4191_475234545"/></text:h>
      <text:h text:style-name="P251" text:outline-level="2"><text:bookmark-start text:name="__RefHeading__4193_475234545"/>1.3. Techniki optymalizacji <text:span text:style-name="T52">komunikacji sieciowej na urządzeniu mobilnym</text:span><text:bookmark-end text:name="__RefHeading__4193_475234545"/></text:h>
      <text:p text:style-name="P72"><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2"><text:tab/><text:span text:style-name="T53">Najprościej będzie jednak przedstawić kilka scenariuszy wraz z przykładami:</text:span></text:p>
      <text:list xml:id="list8220406659848450867" text:style-name="L7">
        <text:list-item>
          <text:p text:style-name="P163">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64">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65"><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66">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59" text:outline-level="2"><text:bookmark-start text:name="__RefHeading__4195_475234545"/>1.4. Wątpliwości związane z tematem<text:bookmark-end text:name="__RefHeading__4195_475234545"/></text:h>
      <text:p text:style-name="P73"><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3"><text:tab/><text:span text:style-name="T57">Po wejściu w ekran statystyk zużycia baterii na trzech urządzeniach na jednej z pierwszych trzech pozycji zawsze pojawiał się ekran. Było to nie zależne od tego w jaki sposób telefon był wykorzystywany.</text:span></text:p>
      <text:p text:style-name="P73"/>
      <text:p text:style-name="P73"><draw:frame draw:style-name="fr3" draw:name="Frame2" text:anchor-type="paragraph" svg:width="17cm" draw:z-index="5"><draw:text-box fo:min-height="9.421cm"><text:p text:style-name="Illustration"><draw:frame draw:style-name="fr6"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4"><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6">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5"><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5"><text:tab/><text:span text:style-name="T59">Czy zatem optymalizacja pod tym kątem ma sens z punktu widzenia deweloperów? Czy poświęcony czas wpłynie w zauważalnym stopniu na poprawę czasu życia baterii?</text:span></text:p>
      <text:h text:style-name="P252" text:outline-level="2"><text:bookmark-start text:name="__RefHeading__3949_475234545"/><text:soft-page-break/>1.<text:span text:style-name="T57">5</text:span>. Sposób przeprowadzenia badań<text:bookmark-end text:name="__RefHeading__3949_475234545"/></text:h>
      <text:p text:style-name="P46"><text:tab/><text:span text:style-name="T60">Badanie tego zjawiska nie będzie łatwe. Dokładność wyników może być niska, biorąc pod uwagę liczbę <text:s/>czynników mających wpływ na pomiary:</text:span></text:p>
      <text:list xml:id="list8896572516729469044" text:style-name="L8">
        <text:list-item>
          <text:p text:style-name="P167">jest mnóstwo typów aplikacji, większość z nich ma różne sposoby komunikowania się poprzez sieć,</text:p>
        </text:list-item>
        <text:list-item>
          <text:p text:style-name="P167">wyniki są zależne od sprzętu, typu połączenia, dostawcy usługi,</text:p>
        </text:list-item>
        <text:list-item>
          <text:p text:style-name="P167">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67">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167">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77"><text:span text:style-name="T129">[TODO zweryfikować pod koniec]</text:span>Ze względu na powyższe utrudnienia przyjęto następujący schemat testów:</text:p>
      <text:list xml:id="list3106498524387677361" text:style-name="L9">
        <text:list-item>
          <text:p text:style-name="P168"><text:span text:style-name="T146">w</text:span>ybór możliwie szerokiego wachlarza aplikacji ze sklepu Google Play,</text:p>
        </text:list-item>
        <text:list-item>
          <text:p text:style-name="P168"><text:span text:style-name="T146">m</text:span>anualne (jeśli nie da się zautomatyzować) przetestowanie tych aplikacji przy pomocy battery-stats + battery-historian + narzędzie do monitoringu ruchu sieciowego,</text:p>
        </text:list-item>
        <text:list-item>
          <text:p text:style-name="P169"><text:span text:style-name="T146">w</text:span>ybranie na tej podstawie typu (wzorca UI + danych) aplikacji która zostanie poddana dokładniejszym testom,</text:p>
        </text:list-item>
        <text:list-item>
          <text:p text:style-name="P169"><text:span text:style-name="T146">s</text:span>tworzenie aplikacji implementującej w/w wzorzec,</text:p>
        </text:list-item>
        <text:list-item>
          <text:p text:style-name="P169"><text:span text:style-name="T146">st</text:span>worzenie prostego frameworka / biblioteki wspomagającego implementacje odpowiednich strategii optymalizacji,</text:p>
        </text:list-item>
        <text:list-item>
          <text:p text:style-name="P169"><text:span text:style-name="T146">p</text:span>oddanie aplikacji testom automatycznym przy włączonych i wyłączonych mechanizmach optymalizacji w/w biblioteki,</text:p>
        </text:list-item>
        <text:list-item>
          <text:p text:style-name="P169"><text:span text:style-name="T146">p</text:span>orównanie wyników – wnioskowanie.</text:p>
          <text:p text:style-name="P169">(kolejne iteracje?)</text:p>
        </text:list-item>
      </text:list>
      <text:p text:style-name="P36">Narzędzia wykorzystane podczas badań to:</text:p>
      <text:p text:style-name="P45"><text:span text:style-name="T78">[TODO</text:span> nazwa, opis, url]<text:span text:style-name="T130">[Weryfikacja pod koniec, co faktycznie zostało użyte]</text:span></text:p>
      <text:list xml:id="list8264186327651461418" text:style-name="L10">
        <text:list-item>
          <text:p text:style-name="P170">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71">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72">tcpdump / wireshark,</text:p>
        </text:list-item>
        <text:list-item>
          <text:p text:style-name="P173">rozwiązania autorskie,</text:p>
        </text:list-item>
        <text:list-item>
          <text:p text:style-name="P172">roboty?</text:p>
        </text:list-item>
      </text:list>
      <text:p text:style-name="P45"/>
      <text:p text:style-name="P47">Ograniczenia podczas badań:</text:p>
      <text:list xml:id="list4656586158696816009" text:style-name="L11">
        <text:list-item>
          <text:p text:style-name="P174">badania będą przeprowadzane na urządzeniu położonym stacjonarnie (nie będzie ono w ruchu),</text:p>
        </text:list-item>
        <text:list-item>
          <text:p text:style-name="P174">badania będą przeprowadzane dla jednego maksymalnie dwóch operatorów,</text:p>
        </text:list-item>
        <text:list-item>
          <text:p text:style-name="P174">zużycie energii będzie liczone poprzez narzędzia dostępne w systemie Android,</text:p>
        </text:list-item>
        <text:list-item>
          <text:p text:style-name="P174">testy będą wykonywane na jednej aplikacji wzorcowej.</text:p>
        </text:list-item>
      </text:list>
      <text:h text:style-name="P243"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253" text:outline-level="2"><text:bookmark-start text:name="__RefHeading__677_208457283"/>2.<text:span text:style-name="T79">1</text:span>. Wybór aplikacji do przeprowadzenia testów<text:bookmark-end text:name="__RefHeading__677_208457283"/></text:h>
      <text:p text:style-name="P78"><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8"/>
      <text:p text:style-name="P49">Według wyżej wymienionego raportu w pierwszej trzy aplikacji pobierających najwięcej mocy uruchamianych przy starcie urządzenia są kolejno:</text:p>
      <text:list xml:id="list7717425387342071636" text:style-name="L12">
        <text:list-item>
          <text:p text:style-name="P175">Beaming Service for Samsung,</text:p>
        </text:list-item>
        <text:list-item>
          <text:p text:style-name="P175">Security Policy Updates (Samsung Software Updates),</text:p>
        </text:list-item>
        <text:list-item>
          <text:p text:style-name="P175">Facebook.</text:p>
        </text:list-item>
      </text:list>
      <text:p text:style-name="P48"/>
      <text:p text:style-name="P48">Pierwsza <text:span text:style-name="T93">trójka</text:span> aplikacji pobierających najwięcej mocy uruchamianych przez użytkownika:</text:p>
      <text:list xml:id="list2998935716842223093" text:style-name="L13">
        <text:list-item>
          <text:p text:style-name="P176">Samsung WatchON (Video),</text:p>
        </text:list-item>
        <text:list-item>
          <text:p text:style-name="P176">OLX Free Classifieds,</text:p>
        </text:list-item>
        <text:list-item>
          <text:p text:style-name="P176">Telstra.</text:p>
        </text:list-item>
      </text:list>
      <text:p text:style-name="P48"/>
      <text:p text:style-name="P50">Pierwsza <text:span text:style-name="T93">trójka</text:span> aplikacji ze względu na ruch sieciowy</text:p>
      <text:list xml:id="list6049009009746707171" text:style-name="L14">
        <text:list-item>
          <text:p text:style-name="P178">Daily Mail Online,</text:p>
        </text:list-item>
        <text:list-item>
          <text:p text:style-name="P178">Tumblr,</text:p>
        </text:list-item>
        <text:list-item>
          <text:p text:style-name="P178">Facebook.</text:p>
        </text:list-item>
      </text:list>
      <text:p text:style-name="P37">Krótki opis powyższych aplikacji</text:p>
      <text:list xml:id="list3586291013391887626" text:style-name="L15">
        <text:list-item>
          <text:p text:style-name="P177">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177">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181">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82">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83"><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184">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79">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180">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0">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0"/>
      <text:p text:style-name="P51">Na podstawie wyżej wymienionego raportu wytypowano następujące aplikacje do testów:</text:p>
      <text:list xml:id="list2207734492785006996" text:style-name="L16">
        <text:list-item>
          <text:p text:style-name="P185">Facebook,</text:p>
        </text:list-item>
        <text:list-item>
          <text:p text:style-name="P185">OLX.pl</text:p>
        </text:list-item>
      </text:list>
      <text:p text:style-name="P79">Są to aplikacje notowane wysoko w raporcie ze względu na zużycie energii i generowany ruch sieciowy. Ponieważ lista jest krótka postanowiono dodać następujące aplikacje:</text:p>
      <text:list xml:id="list113026216022999" text:continue-numbering="true" text:style-name="L16">
        <text:list-item>
          <text:p text:style-name="P185">OTOMOTO,</text:p>
        </text:list-item>
        <text:list-item>
          <text:p text:style-name="P185">Pracuj.pl,</text:p>
        </text:list-item>
        <text:list-item>
          <text:p text:style-name="P185">iCarWash.<text:line-break/><text:soft-page-break/></text:p>
        </text:list-item>
      </text:list>
      <text:p text:style-name="P80"><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1"/>
      <text:p text:style-name="P81"><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60" text:outline-level="2"><text:bookmark-start text:name="__RefHeading__1085_768326401"/>2.2. <text:span text:style-name="T99">Krótki opis systemu Android</text:span><text:bookmark-end text:name="__RefHeading__1085_768326401"/></text:h>
      <text:p text:style-name="P82"><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54" text:outline-level="2"><text:bookmark-start text:name="__RefHeading__1087_768326401"/>2.3. Środowisko testowe<text:bookmark-end text:name="__RefHeading__1087_768326401"/></text:h>
      <text:p text:style-name="P83"><text:tab/><text:span text:style-name="T100">Jako urządzenie testowe posłuży telefon komórkowy LG G4C z wersją systemu Android 6.0.</text:span></text:p>
      <text:p text:style-name="P84">[TODO poprawić? Usunąć?] Testy będą dokonywane dla operatora sieci Orange.</text:p>
      <text:h text:style-name="P255" text:outline-level="2"><text:bookmark-start text:name="__RefHeading__1089_768326401"/>2.4. Opis sposobu przeprowadzania badań<text:bookmark-end text:name="__RefHeading__1089_768326401"/></text:h>
      <text:p text:style-name="P85"><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4396790147938365163" text:style-name="L17">
        <text:list-item>
          <text:p text:style-name="P186"><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187"><text:span text:style-name="T146">u</text:span>ruchamiamy konsolę na komputerze i kasujemy statystyki zużycia baterii na urządzeniu. Robimy to przy pomocy komendy <text:span text:style-name="T103">adb dumpsys batterystats –reset,</text:span></text:p>
        </text:list-item>
        <text:list-item>
          <text:p text:style-name="P187"><text:span text:style-name="T146">o</text:span>dłączamy urządzenie od komputera i zaczynamy swoje testy polegające na korzystaniu<text:line-break/>z aplikacji,</text:p>
        </text:list-item>
        <text:list-item>
          <text:p text:style-name="P187"><text:span text:style-name="T146">p</text:span>o zakończonej sesji ponownie podłączamy urządzenie do komputera i zgrywamy raport przy pomocy polecenia <text:span text:style-name="T103">adb bugreport &gt; raport.txt,</text:span></text:p>
        </text:list-item>
        <text:list-item>
          <text:p text:style-name="P187"><text:span text:style-name="T146">n</text:span>astępnie możemy wczytać plik raportu w narzędziu battery-historian i oglądać wygenerowane na jej podstawie wykresy.</text:p>
        </text:list-item>
      </text:list>
      <text:p text:style-name="P86"/>
      <text:p text:style-name="P86">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8">[TODO dodać wykres]</text:p>
      <text:p text:style-name="P69"><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69"><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2"><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9"><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3"><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4">[TODO raczej nikogo nie będą obchodzić same skrypty, więc tylko wymienić je z nazwy]</text:p>
      <text:p text:style-name="P54">Skrypty te są załączone wraz z pracą na płycie CD do wglądu.<text:line-break/>Czynności potrzebne do przeprowadzenia badania / pojedynczej sesji:</text:p>
      <text:list xml:id="list5859838934720288793" text:style-name="L18">
        <text:list-item>
          <text:p text:style-name="P188"><text:span text:style-name="T146">p</text:span>odłączenie urządzenia do komputera (Włączone debugowanie na telefonie),</text:p>
        </text:list-item>
        <text:list-item>
          <text:p text:style-name="P188"><text:span text:style-name="T146">w</text:span>yczyszczenie logów<text:line-break/><text:span text:style-name="T125">adb logcat -cb radio,</text:span></text:p>
        </text:list-item>
        <text:list-item>
          <text:p text:style-name="P188"><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188"><text:span text:style-name="T146">p</text:span>rzy nadal podłączonym urządzeniu dokonujemy testów / korzystamy z aplikacji,</text:p>
        </text:list-item>
        <text:list-item>
          <text:p text:style-name="P188"><text:span text:style-name="T146">p</text:span>o zakończeniu testów zakańczamy zgrywanie raportu i ewentualnie odłączamy telefon,</text:p>
        </text:list-item>
        <text:list-item>
          <text:p text:style-name="P188"><text:span text:style-name="T146">p</text:span>lik z logami radia konwertujemy do postaci macierzy Matlab / Octave przy pomocy skryptu <text:span text:style-name="T125">parse-lg-radiolog plik_raportu.log &gt; plik_raportu.m,</text:span></text:p>
        </text:list-item>
        <text:list-item>
          <text:p text:style-name="P188"><text:span text:style-name="T146">p</text:span>lik w tym formacie wczytujemy w Octave / Matlab i tworzymy wykres<text:line-break/><text:span text:style-name="T125">load plik_raportu.m<text:line-break/>plot-lg-radiolog.m.</text:span></text:p>
        </text:list-item>
      </text:list>
      <text:p text:style-name="P87">Poniżej zamieszczony został przykładowy wykres uzyskany tym sposobem.</text:p>
      <text:p text:style-name="P87"><draw:frame draw:style-name="fr4" draw:name="Frame4" text:anchor-type="char" svg:width="17cm" draw:z-index="11"><draw:text-box fo:min-height="12.749cm"><text:p text:style-name="Illustration"><draw:frame draw:style-name="fr6"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261" text:outline-level="2"><text:bookmark-start text:name="__RefHeading__1091_768326401"/>2.5. Prezentacja i omówienie wyników<text:bookmark-end text:name="__RefHeading__1091_768326401"/></text:h>
      <text:p text:style-name="P88"><text:tab/>W dalszej części zamieszczono wyniki pomiarów dla poszczególnych aplikacji metodą opisaną w poprzednim rozdziale.</text:p>
      <text:p text:style-name="P89"><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0"><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92"><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93"><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oft-page-break/><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94"><text:soft-page-break/><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95"><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1">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0">[TODO analiza!]</text:p>
      <text:h text:style-name="P262" text:outline-level="2"><text:bookmark-start text:name="__RefHeading__1894_151293633"/>2.6. Określenie używanych protokołów w badanych aplikacjach<text:bookmark-end text:name="__RefHeading__1894_151293633"/></text:h>
      <text:p text:style-name="P96"><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97"><text:span text:style-name="T132"><text:tab/>Do zbadania tego obszaru autor posłużył się aplikacją </text:span><text:bookmark text:name="firstHeading"/><text:span text:style-name="T28">OWASP Zed Attack Proxy Project</text:span></text:p>
      <text:p text:style-name="P98"><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2149447378267578011" text:style-name="L19">
        <text:list-item>
          <text:p text:style-name="P189"><text:span text:style-name="T147">p</text:span>osiadamy komputer wyposażony w interfejs WLAN. Na nim instalujemy program ZAP,</text:p>
        </text:list-item>
        <text:list-item>
          <text:p text:style-name="P189"><text:span text:style-name="T147">g</text:span>enerujemy przy pomocy ZAP własny certyfikat głównego urzędu certyfikującego (Root CA),</text:p>
        </text:list-item>
        <text:list-item>
          <text:p text:style-name="P193"><text:span text:style-name="T40">c</text:span><text:span text:style-name="T37">ertyfikat ten przenosimy </text:span><text:span text:style-name="T38">I instalujemy na urządzeniu mobilnym,</text:span></text:p>
        </text:list-item>
        <text:list-item>
          <text:p text:style-name="P190"><text:span text:style-name="T147">n</text:span>a nim też ustawiamy odpowiednie ustawienia serwera pośredniczącego. Komputer<text:line-break/>z zainstalowanym programem ZAP będzie za niego służył.</text:p>
        </text:list-item>
      </text:list>
      <text:p text:style-name="P58">Tak w uproszczeniu wygląda proces ustawiania środowiska testowego. Po prawidłowym skonfigurowaniu możemy przystąpić do monitorowania ruchu sieciowego danych aplikacji.</text:p>
      <text:p text:style-name="P58"><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0">Wyniki badań (przechwycone sesje) zostały dołączone do pracy w postaci plików w formacie programu ZAP. Dodatkowo wyłuskano dane w formacie JSON z niektórych zapytań dla tych sesji.</text:p>
      <text:p text:style-name="P62"><text:span text:style-name="T37"><text:tab/>Przetestowano</text:span><text:span text:style-name="T39"> cztery aplikacje:</text:span></text:p>
      <text:list xml:id="list7125373232971707845" text:style-name="L20">
        <text:list-item>
          <text:p text:style-name="P192">OLX,</text:p>
        </text:list-item>
        <text:list-item>
          <text:p text:style-name="P192">OTOMOTO,</text:p>
        </text:list-item>
        <text:list-item>
          <text:p text:style-name="P192">Pracuj.<text:span text:style-name="T134">pl</text:span>,</text:p>
        </text:list-item>
        <text:list-item>
          <text:p text:style-name="P192">iCarWash.</text:p>
        </text:list-item>
      </text:list>
      <text:p text:style-name="P59">Wszystkie korzystają z podobnego sposobu komunikacji sieciowej. Mianowicie:</text:p>
      <text:list xml:id="list5475413084295752607" text:style-name="L21">
        <text:list-item>
          <text:p text:style-name="P191">protokół HTTP(s),</text:p>
        </text:list-item>
        <text:list-item>
          <text:p text:style-name="P191">dane przesyłane w formacie JSON</text:p>
        </text:list-item>
      </text:list>
      <text:p text:style-name="P59">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99"/>
      <text:p text:style-name="P100"><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text:span><text:soft-page-break/><text:span text:style-name="T32">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1"><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1"/>
      <text:h text:style-name="P255" text:outline-level="2"><text:bookmark-start text:name="__RefHeading__1093_768326401"/>2.6. Aplikacja wzorcowa???<text:bookmark-end text:name="__RefHeading__1093_768326401"/></text:h>
      <text:p text:style-name="P102"/>
      <text:h text:style-name="P243"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4191778132286186843" text:style-name="L22">
        <text:list-item>
          <text:p text:style-name="P153">stworzenie infrastruktury serwerowej,</text:p>
        </text:list-item>
        <text:list-item>
          <text:p text:style-name="P153">prototypowanie,</text:p>
        </text:list-item>
        <text:list-item>
          <text:p text:style-name="P153">zebranie wymagań,</text:p>
        </text:list-item>
        <text:list-item>
          <text:p text:style-name="P153">projekt,</text:p>
        </text:list-item>
        <text:list-item>
          <text:p text:style-name="P154">implementacja.</text:p>
        </text:list-item>
      </text:list>
      <text:p text:style-name="P9"/>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03"><text:tab/><text:span text:style-name="T153">Ponieważ stworzenie odpowiedniego zbioru danych byłoby zbyt czasochłonne pobrano je<text:line-break/>z autentycznych serwisów. Są to dane publicznie dostępne dla następujących aplikacji:</text:span></text:p>
      <text:list xml:id="list6437005988168564675" text:style-name="L23">
        <text:list-item>
          <text:p text:style-name="P194">iCarWash – dane dostępne przy pomocy konta demonstracyjnego,</text:p>
        </text:list-item>
        <text:list-item>
          <text:p text:style-name="P194">Pracuj.pl <text:s/>– dane dla kategorii praca w IT dla miasta Szczecin,</text:p>
        </text:list-item>
        <text:list-item>
          <text:p text:style-name="P195">OLX <text:s text:c="7"/>– dane dla kategorii motoryzacja, pierwsze dziesięć stron.</text:p>
        </text:list-item>
      </text:list>
      <text:p text:style-name="P104">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3">Należy wpisać w konsoli (pod warunkiem, że środowisko jest dostępne na danym komputerze):</text:p>
      <text:list xml:id="list3467239328887479174" text:style-name="L24">
        <text:list-item>
          <text:p text:style-name="P196"><text:span text:style-name="T154">Python 2.7 → </text:span><text:span text:style-name="T122">python -m SimpleHTTPServer</text:span></text:p>
        </text:list-item>
        <text:list-item>
          <text:p text:style-name="P197">PHP 5.6 <text:s text:c="4"/>→ <text:span text:style-name="T103">php -S 0.0.0.0:8000</text:span></text:p>
        </text:list-item>
      </text:list>
      <text:p text:style-name="P105">W obu przypadkach uruchomi to serwery w linii poleceń. Serwery będą nasłuchiwać połączeń przychodzących na port 8000.</text:p>
      <text:p text:style-name="P63"/>
      <text:p text:style-name="P106"><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06"/>
      <text:h text:style-name="P263" text:outline-level="2">3.2. Prototypowanie i pierwsze wnioski</text:h>
      <text:p text:style-name="P107"><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07"><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07"><text:tab/><text:span text:style-name="T158">Pierwsze spostrzeżenia przedstawione w postaci listy</text:span></text:p>
      <text:list xml:id="list560514937139550885" text:style-name="L25">
        <text:list-item>
          <text:p text:style-name="P198">struktura danych mocno różni się między poszczególnymi aplikacjami</text:p>
          <text:list>
            <text:list-item>
              <text:p text:style-name="P198">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99">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00">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01">objętość danych jest różna (zajmowana przez obiekt cache w pamięci RAM)</text:p>
          <text:list>
            <text:list-item>
              <text:p text:style-name="P201">iCarWash – całość około 60 KB dla wszystkich danych,</text:p>
            </text:list-item>
            <text:list-item>
              <text:p text:style-name="P201">Pracuj.pl <text:s/>– około 800 KB dla 50 ogłoszeń,</text:p>
            </text:list-item>
            <text:list-item>
              <text:p text:style-name="P201">OLX <text:s text:c="7"/>– około 720 KB dla 150 ogłoszeń bez obrazków,</text:p>
            </text:list-item>
          </text:list>
        </text:list-item>
        <text:list-item>
          <text:p text:style-name="P20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4"/>
      <text:p text:style-name="P108"><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5">Dla iCarWash zajętość RAM kompletu danych (wpis na liście + szczegóły) dla jednej myjni wynosi 10 KB (60 KB / 6 myjni), dla Pracuj.pl jest to 16 KB a OLX niecałe 5 KB. <text:span text:style-name="T162">Na potrzeby przykładu </text:span><text:soft-page-break/><text:span text:style-name="T162">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56">Przyjmując rozmiar 300px na 200px przy rozdzielczości 300 DPI i palecie barw 24 bit jeden obrazek zajmuje około 200 KB. Dla rozdzielczości 150px na 100px będzie to 50 KB.</text:p>
      <text:p text:style-name="P57"><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264" text:outline-level="2">3.3. Ograniczenia dla biblioteki</text:h>
      <text:p text:style-name="P109"><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09"><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09"/>
      <text:h text:style-name="P265" text:outline-level="2">3.4. Wymagania</text:h>
      <text:p text:style-name="P110"><text:tab/><text:span text:style-name="T164">W tym rozdziale podsumowano wymagania stawiane bibliotece, którym musi sprostać w celu przetestowania aplikacji wzorcowej.</text:span></text:p>
      <text:list xml:id="list880142006559172816" text:style-name="L26">
        <text:list-item>
          <text:p text:style-name="P203">Możliwość pobrania listy elementów w całości, bądź wybranej części,</text:p>
        </text:list-item>
        <text:list-item>
          <text:p text:style-name="P203">możliwość pobrania szczegółów dotyczących jednego bądź więcej elementów,</text:p>
        </text:list-item>
        <text:list-item>
          <text:p text:style-name="P203">możliwość pobrania obrazków,</text:p>
        </text:list-item>
        <text:list-item>
          <text:p text:style-name="P203">możliwość pobierania zawczasu wybranej liczby elementów (strategia prefetch),</text:p>
        </text:list-item>
        <text:list-item>
          <text:p text:style-name="P203">opcjonalnie możliwość kolejkowania żądań typu analitics i wysyłania wraz z żądaniem użytkownika,</text:p>
        </text:list-item>
        <text:list-item>
          <text:p text:style-name="P203">możliwość dopasowania aplikacji w prosty sposób do przedstawionych struktur danych (iCarWash, OLX, Pracuj.pl).</text:p>
        </text:list-item>
      </text:list>
      <text:p text:style-name="P111">[TODO może trochę ograniczyć?!]</text:p>
      <text:h text:style-name="P266" text:outline-level="2">3.5. Implementacja</text:h>
      <text:p text:style-name="P112"/>
      <text:p text:style-name="P113"><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12"><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14"><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15"><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15"><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15"/>
      <text:p text:style-name="P40"><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6881169518118203921" text:style-name="L27">
        <text:list-item>
          <text:p text:style-name="P204">zwrócenie liczy elementów na liście,</text:p>
        </text:list-item>
        <text:list-item>
          <text:p text:style-name="P205">tworzenie obiektu elementu listy,</text:p>
        </text:list-item>
        <text:list-item>
          <text:p text:style-name="P205">aktualizacja / pobranie danych elementu na liście.</text:p>
        </text:list-item>
      </text:list>
      <text:p text:style-name="P116"><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16"><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46" text:outline-level="3">3.5.1. Implementacja dla danych iCarWash</text:h>
      <text:p text:style-name="P117"><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18"><text:tab/>Jako elementy listy przechowywane są obiekty typu CarWash. <text:span text:style-name="T172">Główne pola tej klasy to:</text:span></text:p>
      <text:p text:style-name="P119"><text:s text:c="4"/>public final String id;</text:p>
      <text:p text:style-name="P119"><text:s text:c="4"/>public final String serialNumber;</text:p>
      <text:p text:style-name="P119"><text:s text:c="4"/>public final String username;</text:p>
      <text:p text:style-name="P119"/>
      <text:p text:style-name="P119"><text:s text:c="4"/>NetDataPromise alarms;</text:p>
      <text:p text:style-name="P119"><text:s text:c="4"/>NetDataPromise autodiagnostics;</text:p>
      <text:p text:style-name="P119"><text:s text:c="4"/>NetDataPromise events;</text:p>
      <text:p text:style-name="P119"><text:s text:c="4"/>NetDataPromise finance;</text:p>
      <text:p text:style-name="P119"><text:s text:c="4"/>NetDataPromise monitor;</text:p>
      <text:p text:style-name="P67">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text:span><text:soft-page-break/><text:span text:style-name="T173">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67"><text:tab/><text:span text:style-name="T174">Taki dobór rozwiązań umożliwił działanie aplikacji na dwa sposoby:</text:span></text:p>
      <text:list xml:id="list2374280432094156214" text:style-name="L28">
        <text:list-item>
          <text:p text:style-name="P206">Pobranie listy elementów na początku działania aplikacji, pobranie reszty danych (wymienione pola dla każdej z myjni) na żądanie użytkownika,</text:p>
        </text:list-item>
        <text:list-item>
          <text:p text:style-name="P206">pobranie listy elementów i wraz z nimi wszystkich dodatkowych pól</text:p>
        </text:list-item>
      </text:list>
      <text:p text:style-name="P65"/>
      <text:h text:style-name="P247" text:outline-level="3">3.5.2. Implementacja dla danych OLX</text:h>
      <text:p text:style-name="P65"><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5"><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6"><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6"><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text:span><text:soft-page-break/><text:span text:style-name="T178">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6"><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6"><text:tab/><text:span text:style-name="T180">Opisana implementacja umożliwiła pobieranie danych po kolei, tak jak dzieje się to<text:line-break/>w oryginalnej aplikacji oraz dobór liczby stron pobranych przy pierwszym żądaniu.</text:span></text:p>
      <text:h text:style-name="P267" text:outline-level="2">3.6. Wnioski z implementacji</text:h>
      <text:p text:style-name="P120"><text:tab/><text:span text:style-name="T181">W tym rozdziale przestawione zostaną wnioski wyciągnięte podczas implementacji, napotkane problemy oraz błędy zauważone po jej zakończeniu.</text:span></text:p>
      <text:p text:style-name="P121"><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449418382791835595" text:style-name="L29">
        <text:list-item>
          <text:p text:style-name="P207">możliwość zainicjowania większej liczby żądań stron jeśli użytkownik przewija zawartość listy szybko nie czekając na pojawienie się treści,</text:p>
        </text:list-item>
        <text:list-item>
          <text:p text:style-name="P208">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25">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2"><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23"/>
      <text:p text:style-name="P41"><text:tab/>Wnioski jakie autor wysnuł na podstawie etapu implementacji są następujące:</text:p>
      <text:list xml:id="list3940254219746907488" text:style-name="L30">
        <text:list-item>
          <text:p text:style-name="P209">możliwe, że nie ma złotego środka na organizację danych w aplikacji korzystającej z listy,</text:p>
        </text:list-item>
        <text:list-item>
          <text:p text:style-name="P209">w związku z punktem 1. stworzenie uniwersalnej biblioteki ułatwiającej zoptymalizowaną komunikację sieciową może być niemożliwe. Wynik z pewnością nie nadawałby się do każdego zastosowania,</text:p>
        </text:list-item>
        <text:list-item>
          <text:p text:style-name="P210">brakujące elementy listy należy tworzyć i wyświetlać dopiero, gdy użytkownik widzi aktualnie ostatni element,</text:p>
        </text:list-item>
        <text:list-item>
          <text:p text:style-name="P210">jeżeli dane konkretnego elementu pobierane są dopiero na żądanie użytkownika dobrze sprawdza się implementacja w postaci obietnicy,</text:p>
        </text:list-item>
        <text:list-item>
          <text:p text:style-name="P21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12">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24"/>
      <text:h text:style-name="P244"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256" text:outline-level="2">4.1. Założenia dotyczące testów</text:h>
      <text:p text:style-name="P126"><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27"><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28"><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27"><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26"/>
      <text:p text:style-name="P126"/>
      <text:p text:style-name="P126"/>
      <text:h text:style-name="P257" text:outline-level="2"><text:soft-page-break/>4.2. Wybrane narzędzia</text:h>
      <text:p text:style-name="P129"><text:tab/><text:span text:style-name="T192">Podczas poszukiwania narzędzi do automatyzacji testów uwagę autora przyciągnęły dwa narzędzia. Oba były dostarczane wraz z frameworkiem do tworzenia aplikacji na platformę Android, są to:</text:span></text:p>
      <text:list xml:id="list5893584954434672961" text:style-name="L31">
        <text:list-item>
          <text:p text:style-name="P213">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13">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31"><text:tab/></text:p>
      <text:p text:style-name="P131"><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30"><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1469095071112384873" text:style-name="L32">
        <text:list-item>
          <text:p text:style-name="P214">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15">run-monkeyrunner-test, który wykonywał sekwencję zdarzeń wygenerowaną przy pomocy wcześniejszego skryptu,</text:p>
        </text:list-item>
        <text:list-item>
          <text:p text:style-name="P215">run-monkeyrunner-testsuite, który wykonywał całą sekwencję testów</text:p>
        </text:list-item>
      </text:list>
      <text:p text:style-name="P132"/>
      <text:p text:style-name="P216"><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text:span><text:soft-page-break/><text:span text:style-name="T19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7738805711057863910" text:style-name="L33">
        <text:list-item>
          <text:p text:style-name="P217">dotknięcie ekranu w punkcie x, y na ekranie,</text:p>
        </text:list-item>
        <text:list-item>
          <text:p text:style-name="P217">„przeciągnięcie palcem” z punktów x1, y1 do x2, y2,</text:p>
        </text:list-item>
        <text:list-item>
          <text:p text:style-name="P217">odczekanie czasu t sekund,</text:p>
        </text:list-item>
        <text:list-item>
          <text:p text:style-name="P217">użycie przycisku wstecz.</text:p>
        </text:list-item>
      </text:list>
      <text:p text:style-name="P218"/>
      <text:p text:style-name="P219"><text:span text:style-name="T197"><text:tab/>Na podstawie wcześniej opracowanego rozwiązania dla narzędzia monkeyrunner i wypracowanego zbioru zachowań stworzono narzędzie do generowania sekwencji akcji użytkownika gen-monkey-test. </text:span></text:p>
      <text:p text:style-name="P219"><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7230366302326069893" text:style-name="L34">
        <text:list-item>
          <text:p text:style-name="P220">run-monkey-lib.sh – zbiór funkcji odpowiedzialnych za zresetowanie statystyk pomiarowych, resetart aplikacji, uruchomienie testu, zapis statystyk do pliku</text:p>
        </text:list-item>
        <text:list-item>
          <text:p text:style-name="P220">run-monkey-testsuite.sh <text:span text:style-name="T198">– wykorzystuje wyżej wymienione funkcje i uruchamia testy<text:line-break/>zawarte w podanym katalogu zadaną liczbę razy.</text:span></text:p>
        </text:list-item>
      </text:list>
      <text:h text:style-name="P242" text:outline-level="1"/>
      <text:h text:style-name="P157" text:outline-level="1"><text:tab/><text:span text:style-name="T199">Plik wynikowy ma postać standardowego raportu błędów systemu Android, tak zwanego pliku bugreport. Generowanego przy pomocy narzędzia o tej samej nazwie. Zawiera on między innymi:</text:span></text:h>
      <text:list xml:id="list6528447583096315866" text:style-name="L35">
        <text:list-item>
          <text:h text:style-name="P158" text:outline-level="1"><text:span text:style-name="T199">aktualny stan systemu – aktualnie uruchomione procesy, zamontowane partycje systemowe,</text:span></text:h>
        </text:list-item>
        <text:list-item>
          <text:h text:style-name="P159" text:outline-level="1">listę zarejestrowanych wyjątków,</text:h>
        </text:list-item>
        <text:list-item>
          <text:h text:style-name="P159" text:outline-level="1">zawartość logów programu logcat,</text:h>
        </text:list-item>
        <text:list-item>
          <text:h text:style-name="P159" text:outline-level="1">wyniki polecenia dumpsys dla wszystkich serwisów systemowych (na ich podstawie, a konkretnie dumpsys batterystats, generowane jest większość statystyk w narzędziu battery-historian)</text:h>
        </text:list-item>
      </text:list>
      <text:h text:style-name="P160" text:outline-level="1">Plik taki następnie jest wykorzystywany przez narzędzie <text:s/><text:span text:style-name="T200">battery-historian, </text:span>które generuje wykresy oraz statystyki, które będą podstawą do dalszej analizy w tej pracy.</text:h>
      <text:h text:style-name="P268" text:outline-level="2">4.3. Generowanie scenariusza oraz przebieg testu</text:h>
      <text:p text:style-name="P221"><text:tab/><text:span text:style-name="T201">Rozdział ten ma na celu przedstawienie regół jakie zostały zastosowane podczas generowania scenariuszy testowych. Ma także pokazać w jaki sposób był wykonmywany pojedynczy scenariusz na urządzeniu.</text:span></text:p>
      <text:p text:style-name="P221"/>
      <text:h text:style-name="P248" text:outline-level="3">4.3.1. Zastosowane regóły generowania scenariuszy testowych</text:h>
      <text:p text:style-name="P222"><text:tab/><text:span text:style-name="T202">Pliki zawirające scenariusze testowe zostały dołączone do pracy dyplomowej,<text:line-break/>są zapisane w katalogach test/icarwash/monkey i test/olx/monkey. Nazwy składają się<text:line-break/>z następujących części:</text:span></text:p>
      <text:list xml:id="list985356385649011747" text:style-name="L37">
        <text:list-item>
          <text:p text:style-name="P223">przedrotstek mt_,</text:p>
        </text:list-item>
        <text:list-item>
          <text:p text:style-name="P223">numer serii,</text:p>
        </text:list-item>
        <text:list-item>
          <text:p text:style-name="P223">podkreślenie dolne,</text:p>
        </text:list-item>
        <text:list-item>
          <text:p text:style-name="P223">numer testu w serii</text:p>
        </text:list-item>
      </text:list>
      <text:p text:style-name="P224"><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225"><text:tab/><text:span text:style-name="T204">Zmienne te, dla skryptu gen-monkey-test, <text:s/>obejmują:</text:span></text:p>
      <text:list xml:id="list1210731573247197089" text:style-name="L38">
        <text:list-item>
          <text:p text:style-name="P226">liczbę kroków w danym teście,</text:p>
        </text:list-item>
        <text:list-item>
          <text:p text:style-name="P226">prawdopodobieństwo pokazania danego elementu (liczba w przedziale od 0 do 1),</text:p>
        </text:list-item>
        <text:list-item>
          <text:p text:style-name="P226">czas spędzony w podglądzie danego elementu (jeżeli zostanie odwiedzony, liczba sekund),</text:p>
        </text:list-item>
        <text:list-item>
          <text:p text:style-name="P226">prawdopodobieństwo przesunięcia listy w dół,</text:p>
        </text:list-item>
        <text:list-item>
          <text:p text:style-name="P226">liczba lub przedział liczbowy o ile elementów ma być przesunięta lista,</text:p>
        </text:list-item>
        <text:list-item>
          <text:p text:style-name="P226">prawdopodobieństwo odczekania danego czasu pomiędzy kolejnymi krokami,</text:p>
        </text:list-item>
        <text:list-item>
          <text:p text:style-name="P226">czas odczekany pomiędzy kolejnym krokiem</text:p>
        </text:list-item>
      </text:list>
      <text:p text:style-name="P227"/>
      <text:p text:style-name="P228">Przykładowa konfiguracja skryptu:</text:p>
      <text:p text:style-name="P229">conf = {</text:p>
      <text:p text:style-name="P229"><text:s text:c="4"/>'steps': <text:s text:c="11"/>100,<text:tab/><text:tab/><text:span text:style-name="T205"># test składa się z 100 kroków</text:span></text:p>
      <text:p text:style-name="P229"><text:s text:c="4"/>'show': <text:s text:c="12"/>(1, 2),<text:tab/><text:span text:style-name="T205"># pokaż element z p = 1, odczekaj 2 sekundy</text:span></text:p>
      <text:p text:style-name="P229"><text:s text:c="4"/>'drag': <text:s text:c="12"/>(1, 1),<text:tab/><text:span text:style-name="T205"># przewiń listę z p = 1 o jeden element</text:span></text:p>
      <text:p text:style-name="P229"><text:s text:c="4"/>'sleep': <text:s text:c="11"/>(0.5, 2),<text:tab/><text:span text:style-name="T205"># odczekaj 2 sekundy z p = 0.5</text:span></text:p>
      <text:p text:style-name="P229"><text:s text:c="4"/>'margin_top': <text:s text:c="6"/>170,<text:tab/><text:tab/><text:span text:style-name="T206"># margines od góry, gdzie zaczyna się lista</text:span></text:p>
      <text:p text:style-name="P229"><text:s text:c="4"/>'margin_left': <text:s text:c="5"/>50,<text:tab/><text:tab/><text:span text:style-name="T207"># </text:span></text:p>
      <text:p text:style-name="P229"><text:s text:c="4"/>'element_height': <text:s text:c="2"/>160,<text:tab/><text:tab/><text:span text:style-name="T207"># wysokość pojedynczego elementu</text:span></text:p>
      <text:p text:style-name="P229">}</text:p>
      <text:p text:style-name="P230"><text:soft-page-break/>Testy były generowane poprzez kolejne uruchomienia skryptu, na przykład z konsoli bash:</text:p>
      <text:p text:style-name="P231">for i in $(seq 5); do sh/gen-monkey-test &gt; "test/olx/monkey/mt_1_${i}"; done</text:p>
      <text:p text:style-name="P232">Powyższe polecenie stworzy pięć testów z serii pierwszej.</text:p>
      <text:p text:style-name="P232"/>
      <text:p text:style-name="P232"><text:tab/><text:span text:style-name="T208">Autor stworzył trzy serie testów dla obu testowanych zbiorów danych / aplikacji.</text:span></text:p>
      <text:p text:style-name="P233">Parametry w nich były dobierane tak, aby zasymulować odpowiednio w seriach:</text:p>
      <text:list xml:id="list3184609035373541848" text:style-name="L39">
        <text:list-item>
          <text:p text:style-name="P234">wejście do wszystkich elementów i podstron dla iCarWash, wejście do stu pierwszych elementów dla OLX,</text:p>
        </text:list-item>
        <text:list-item>
          <text:p text:style-name="P235">wejście do każdego elementu na liście, wejście do kolejnego podmenu z p = 0.5 dla iCarWash, wejście do elementu na liście z p = 0.5 dla OLX,</text:p>
        </text:list-item>
        <text:list-item>
          <text:p text:style-name="P235">dodatkowo względem poprzedniej serii dodano: wejście do kolejnego elementu na liście z p = 0.5 dla iCarWash, wylosowanie liczby elementów o ile przewinąć listę z przedziału &lt;1, 3&gt;</text:p>
        </text:list-item>
      </text:list>
      <text:p text:style-name="P236"/>
      <text:h text:style-name="P249" text:outline-level="3">4.3.2. <text:span text:style-name="T209">Warunki oraz p</text:span>rzykładowy przebiego testu</text:h>
      <text:p text:style-name="P237"/>
      <text:p text:style-name="P237"><text:tab/><text:span text:style-name="T209">W rozdziale tym zawarty został opis środowiska testowego, stan urządzenia, dobór parametrów oraz przykładowy przebieg wykonania scenariusza testowego.</text:span></text:p>
      <text:p text:style-name="P238"><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239">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h text:style-name="P245" text:outline-level="1"><text:bookmark-start text:name="__RefHeading__4075_530245620"/>5. Wnioski<text:bookmark-end text:name="__RefHeading__4075_530245620"/></text:h>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156">Hit miss rate cou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43</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810</meta:editing-cycles>
    <meta:editing-duration>P4DT19H18M33S</meta:editing-duration>
    <dc:date>2016-05-25T11:30:23.709527576</dc:date>
    <meta:printed-by>M R</meta:printed-by>
    <meta:print-date>2012-09-14T13:32:12.93</meta:print-date>
    <meta:document-statistic meta:table-count="0" meta:image-count="12" meta:object-count="0" meta:page-count="43" meta:paragraph-count="417" meta:word-count="9116" meta:character-count="68514" meta:non-whitespace-character-count="59385"/>
    <meta:user-defined meta:name="Info 1"/>
    <meta:user-defined meta:name="Info 2"/>
    <meta:user-defined meta:name="Info 3"/>
    <meta:user-defined meta:name="Info 4"/>
  </office:meta>
</office:document-meta>
</file>